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18D0000017229D2CC8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5682"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005682"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text-properties fo:color="#005682" fo:font-size="11pt" fo:language="en" fo:country="none" fo:font-style="italic" fo:font-weight="bold" style:font-size-asian="11pt" style:font-style-asian="italic" style:font-weight-asian="bold" style:font-size-complex="11pt" style:font-style-complex="italic" style:font-weight-complex="bold"/>
    </style:style>
    <style:style style:name="P4" style:family="paragraph" style:parent-style-name="Standard" style:list-style-name="">
      <style:paragraph-properties fo:margin-top="0in" fo:margin-bottom="0.139in" fo:line-height="115%"/>
      <style:text-properties fo:color="#005682" fo:font-size="11pt" fo:language="en" fo:country="none"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 style:family="paragraph" style:parent-style-name="Standard" style:list-style-name="">
      <style:paragraph-properties fo:margin-top="0in" fo:margin-bottom="0.139in" fo:line-height="115%"/>
    </style:style>
    <style:style style:name="P6" style:family="paragraph" style:parent-style-name="Standard" style:list-style-name="">
      <style:paragraph-properties fo:margin-top="0in" fo:margin-bottom="0.139in" fo:line-height="100%"/>
    </style:style>
    <style:style style:name="P7" style:family="paragraph" style:parent-style-name="Standard" style:list-style-name="" style:master-page-name="Standard">
      <style:paragraph-properties fo:margin-top="0in" fo:margin-bottom="0.139in" fo:line-height="115%" style:page-number="auto"/>
      <style:text-properties fo:color="#005682" fo:font-size="16pt" fo:language="en" fo:country="none" fo:font-weight="bold" style:font-size-asian="16pt" style:font-weight-asian="bold" style:font-size-complex="16pt" style:font-weight-complex="bold"/>
    </style:style>
    <style:style style:name="T1" style:family="text">
      <style:text-properties fo:color="#005682" fo:font-size="11pt" fo:language="en" fo:country="none" fo:font-weight="bold" style:font-size-asian="11pt" style:font-weight-asian="bold" style:font-size-complex="11pt" style:font-weight-complex="bold"/>
    </style:style>
    <style:style style:name="T2" style:family="text">
      <style:text-properties fo:color="#005682" fo:font-size="11pt" fo:language="en" fo:country="none" fo:font-style="italic" fo:font-weight="bold" style:font-size-asian="11pt" style:font-style-asian="italic" style:font-weight-asian="bold" style:font-size-complex="11pt" style:font-style-complex="italic" style:font-weight-complex="bold"/>
    </style:style>
    <style:style style:name="T3" style:family="text">
      <style:text-properties fo:color="#005682"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4" style:family="text">
      <style:text-properties style:font-name="Calibri" fo:font-size="11pt" fo:language="en" fo:country="none" style:font-name-asian="Calibri" style:font-size-asian="11pt" style:font-name-complex="Calibri" style:font-size-complex="11pt"/>
    </style:style>
    <style:style style:name="T5" style:family="text">
      <style:text-properties fo:font-size="11pt" fo:language="en" fo:country="none"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1. JE1: =005781</text:p>
      <text:p text:style-name="P2">Hi, John human.</text:p>
      <text:p text:style-name="P2">_</text:p>
      <text:p text:style-name="P2">2. JE2: =005782</text:p>
      <text:p text:style-name="P2">Yes, I can see that. Two ugly garments, and seeds for some kind of strange earth vegeta8le? Pretty lame present, John!!!!!!!!</text:p>
      <text:p text:style-name="P2">Not as awesome as something you will 8e wearing later, thanks to me.</text:p>
      <text:p text:style-name="P2">Calm down, I just thought I would foreshadow my existence to you at this quaint moment on your timeline.</text:p>
      <text:p text:style-name="P2">It is way too tempting not to let you know I have taken gr8 care to 8ecome a very important feature of your life.</text:p>
      <text:p text:style-name="P2">Or for that matter, to let you know that I will 8e giving you a present so much 8etter than the useless crap you're shoving in <text:soft-page-break/>that 8ox.</text:p>
      <text:p text:style-name="P2">I will 8e giving you the gift of immortality! </text:p>
      <text:p text:style-name="P2">Yes, as a matter of fact. Nice guess!</text:p>
      <text:p text:style-name="P2">It will come at a cost though.</text:p>
      <text:p text:style-name="P2">The latter, jackass!</text:p>
      <text:p text:style-name="P2">In order for you to claim it, you will have to 8e quite gulli8le and allow me to arrange your murder.</text:p>
      <text:p text:style-name="P2">8ut you will 8e! You will happily go along with everything I tell you to do.</text:p>
      <text:p text:style-name="P2">And then, once I have completely earned your trust, I will kill you John. ::::)</text:p>
      <text:p text:style-name="P2">8ut this is all true. I've seen it already. You have no idea how delicious the dramatic irony is right now!</text:p>
      <text:p text:style-name="P2">You will die. I will lead you into a trap, and watch you 8leed to death on a 8ig stone sla8 with a sword stuck in your chest.</text:p>
      <text:p text:style-name="P2">There is nothing you can do a8out it. In fact, it has already happened!</text:p>
      <text:p text:style-name="P2">I'll leave you alone soon enough.</text:p>
      <text:p text:style-name="P2">I was just feeling pretty pleased with myself, a8out all the 8rilliant plans I made for you and your friends.</text:p>
      <text:p text:style-name="P2">Stopping 8y in your past to mess with your head is really just a courtesy, 8ecause I like to think we're pretty good friends 8y the time I get around to killing you. ::::D</text:p>
      <text:p text:style-name="P2">I guess so.</text:p>
      <text:p text:style-name="P2">8ut my inevita8le grisly murder of you notwithstanding, you're a pretty fun guy to hassle. It'll 8e difficult sparing you from the privilege of my company until your game 8egins.</text:p>
      <text:p text:style-name="P2">Please, John. As if there is any conceiva8le sequence of events which could lead me to consider you as a via8le romantic partner, in any quadrant. Even the pale ones.</text:p>
      <text:p text:style-name="P2">Yes.</text:p>
      <text:p text:style-name="P2">I mean, I was going to.</text:p>
      <text:p text:style-name="P2"><text:soft-page-break/>8ut now I guess I'm not.</text:p>
      <text:p text:style-name="P2">8ecause this isn't really happening.</text:p>
      <text:p text:style-name="P2">It did, once.</text:p>
      <text:p text:style-name="P2">8ut now it's just a memory.</text:p>
      <text:p text:style-name="P2">I guess I must 8e dead.</text:p>
      <text:p text:style-name="P2">_</text:p>
      <text:p text:style-name="P2">3. JE3: =005783</text:p>
      <text:p text:style-name="P2">The conversation as it went 8efore is already over. I said good8ye, and you 8locked me. Don't you remem8er?</text:p>
      <text:p text:style-name="P2">Exactly. 8ecause we've already 8een through this. You're either asleep, or dead like me.</text:p>
      <text:p text:style-name="P2">Man! I can't 8elieve I let her trick me like that. Such an amateur mistake.</text:p>
      <text:p text:style-name="P2">Hey........</text:p>
      <text:p text:style-name="P2">Do you have any recollection at all of the last message I sent you 8efore I died?</text:p>
      <text:p text:style-name="P2">Yeah, I figured. Just as well. I made some pretty em8arrassing confessions to you.</text:p>
      <text:p text:style-name="P2">I guess I'm getting what I asked for in a way. Even though it's not what I pictured.</text:p>
      <text:p text:style-name="P2">I asked you if you wanted to........</text:p>
      <text:p text:style-name="P2">You know.</text:p>
      <text:p text:style-name="P2">Hang out.</text:p>
      <text:p text:style-name="P2">Yes.</text:p>
      <text:p text:style-name="P2">So what do you say?</text:p>
      <text:p text:style-name="P2">Or, what do you think you might have said?</text:p>
      <text:p text:style-name="P2">Yeah.</text:p>
      <text:p text:style-name="P2">John, there is no present! You are not in your hive, and you don't have anything to send. She received it a long time ago. None of this matters anymore.</text:p>
      <text:p text:style-name="P2"><text:soft-page-break/>If you don't 8elieve me, you are free to look out your window.</text:p>
      <text:p text:style-name="P2">It might help you remem8er.</text:p>
      <text:p text:style-name="P2">And........</text:p>
      <text:p text:style-name="P2">You will 8e a8le to see me.</text:p>
      <text:p text:style-name="P2">If you want.</text:p>
      <text:p text:style-name="P2">_</text:p>
      <text:p text:style-name="P2">4. JE4: =005805</text:p>
      <text:p text:style-name="P2">Yes, John. Horns and all. That totally proves I am an alien 8eyond a shadow of a dou8t!</text:p>
      <text:p text:style-name="P2">Now what do you make of these 8lank white eyes of mine? What do you think THAT could mean, hmmmmmmmm?</text:p>
      <text:p text:style-name="P2">Humans have literally the dum8est extraterrestrial lore. Weren't those supposed to 8e aliens on one of your posters? </text:p>
      <text:p text:style-name="P2">Well if you want to know, normally, we have 8right orange eyes, with gray irises. They fill in with our 8lood pigment as we get older.</text:p>
      <text:p text:style-name="P2">Also, normally I have this one goofy eye with seven pupils 8ecause I'm kind of a weirdo. 8ut I guess that's gone now that I'm dead.</text:p>
      <text:p text:style-name="P2">Not that you 8elieve me, 8ecause you just refuse to remem8er anything. </text:p>
      <text:p text:style-name="P2">So you don't remem8er anything a8out the game at all, then? The destruction of your planet? 8ringing your ancestor 8ack to life as a clown woman?</text:p>
      <text:p text:style-name="P2">Putting a huge flaming ocean out with your magical wind? Jack Noir? Dying, resurrecting, and possi8ly dying again? Is any of this tickling your sponge? </text:p>
      <text:p text:style-name="P2">Fuck, I cannot 8elieeeeeeeeve how cold it is on this planet. How can any species possi8ly 8e a8le to survive somewhere like this?</text:p>
      <text:p text:style-name="P2">_</text:p>
      <text:p text:style-name="P2">5. JE5: =005806</text:p>
      <text:p text:style-name="P2">Oh. Ok.</text:p>
      <text:p text:style-name="P2"><text:soft-page-break/>Sure, John. Let's just say that's what it was.</text:p>
      <text:p text:style-name="P2">Thanks.</text:p>
      <text:p text:style-name="P2">So, is this how humans 8egin an earth d8?</text:p>
      <text:p text:style-name="P2">With simple acts of flattery and kindness?</text:p>
      <text:p text:style-name="P2">No. I've decided this definitely will not 8e a d8.</text:p>
      <text:p text:style-name="P2">Not until you remem8er something, at least.</text:p>
      <text:p text:style-name="P2">Now that you mention it, me too, pro8a8ly. Your goofy awkwardness is a 8it contagious, frankly.</text:p>
      <text:p text:style-name="P2">So now what do we do?</text:p>
      <text:p text:style-name="P2">_</text:p>
      <text:p text:style-name="P2">6. JE6: =005807</text:p>
      <text:p text:style-name="P2">Hey........</text:p>
      <text:p text:style-name="P2">This thing isn't slimy at all! What the hell.</text:p>
      <text:p text:style-name="P2">I've noticed humans don't seem to keep any slime around the hive. And yet you are strangely cavalier a8out your open display of certain........ receptacles.</text:p>
      <text:p text:style-name="P2">What's the deal with that? Is it that you're just that ashamed of your secretions as a species?</text:p>
      <text:p text:style-name="P2">So 8izarre.</text:p>
      <text:p text:style-name="P2">Sure.</text:p>
      <text:p text:style-name="P2">My custodian had her ways of making me tougher too.</text:p>
      <text:p text:style-name="P2">That's fine.</text:p>
      <text:p text:style-name="P2">What else can you show me?</text:p>
      <text:p text:style-name="P2">Sounds gr8.</text:p>
      <text:p text:style-name="P2">_</text:p>
      <text:p text:style-name="P2">7. JE7: =005808</text:p>
      <text:p text:style-name="P2">Does your planet usually have these kind of temper8ture swings?</text:p>
      <text:p text:style-name="P2">No thanks. I think I'll keep it on.</text:p>
      <text:p text:style-name="P2"><text:soft-page-break/>_</text:p>
      <text:p text:style-name="P2">8. JE8: =005809</text:p>
      <text:p text:style-name="P2">I know what happened.</text:p>
      <text:p text:style-name="P2">I saw it.</text:p>
      <text:p text:style-name="P2">Yes.</text:p>
      <text:p text:style-name="P2">Do you want to know? It might jostle your memory.</text:p>
      <text:p text:style-name="P2">I 8elieve this lake is where Jade landed. You landed a little ways over there, a8out where your hive is now. You clo88ered your nanna to death with the aforementioned joke 8ook. 8ut it wasn't your fault. You were 8oth just little wigglers, riding meteors from the future.</text:p>
      <text:p text:style-name="P2">You cre8ted yourself, your nanna, Jade, her grandpa, not to mention Dave and Rose and their guardians, all in a la8 using paradox slime, and sent them 8ack in time as the silly gru8s with arms and legs you call 8a8ies. And here you were dou8ting the usefulness of slime!</text:p>
      <text:p text:style-name="P2">Yes, a8solutely.</text:p>
      <text:p text:style-name="P2">I paid close attention to all this, 8ecause I thought it might give me some clues a8out us and our ancestors, who were made the same way.</text:p>
      <text:p text:style-name="P2">Any of this familiar?</text:p>
      <text:p text:style-name="P2">Yeah. I figured as much.</text:p>
      <text:p text:style-name="P2">Since you seem 8ent on staying in your dream 8u88le coma, why don't I continue the tour?</text:p>
      <text:p text:style-name="P2">Sort of.</text:p>
      <text:p text:style-name="P2">_</text:p>
      <text:p text:style-name="P2">9. JE9: =005810</text:p>
      <text:p text:style-name="P2">We are going on an adventure.</text:p>
      <text:p text:style-name="P2">Through your memories.</text:p>
      <text:p text:style-name="P2">Through mine too.</text:p>
      <text:p text:style-name="P2">This would 8e a really fun thing to do on a d8, I think!</text:p>
      <text:p text:style-name="P2"><text:soft-page-break/>If we actually were on a d8, which we're not.</text:p>
      <text:p text:style-name="P2">_</text:p>
      <text:p text:style-name="P2">10. JE10: =005811</text:p>
      <text:p text:style-name="P2">If that's what you want to think to keep you comfy in your stupor, sure.</text:p>
      <text:p text:style-name="P2">This is my home planet 8efore it was destroyed.</text:p>
      <text:p text:style-name="P2">It's called Alternia.</text:p>
      <text:p text:style-name="P2">That is my hive, which is a thing that you refer to as a house.</text:p>
      <text:p text:style-name="P2">It's where I grew up.</text:p>
      <text:p text:style-name="P2">_</text:p>
      <text:p text:style-name="P2">11. JE11: =005812</text:p>
      <text:p text:style-name="P2">No shit!</text:p>
      <text:p text:style-name="P2">It is 8ig and fore8oding and ostent8ious, just the way I wanted it.</text:p>
      <text:p text:style-name="P2">As a 8lue8lood, I was entitled to 8uild such a home. Something to set me far apart from the commoners.</text:p>
      <text:p text:style-name="P2">Of course not. Ro8ots 8uilt it for me when I was very young.</text:p>
      <text:p text:style-name="P2">8ut I was allowed to dict8 instructions. Expected to, in fact. </text:p>
      <text:p text:style-name="P2">Really?</text:p>
      <text:p text:style-name="P2">I still find it interesting what sort of mundane facts humans tend to 8e impressed 8y.</text:p>
      <text:p text:style-name="P2">Anyway, my design kind of got 8oring as I got older. A huge castle hive sounds great, 8ut it starts feeling pretty cavernous and lonely after a while. There were so many 8locks I never even used!</text:p>
      <text:p text:style-name="P2">Your tastes change, 8ut you get stuck with growing up in a place suited to your earliest, most juvenile inclin8ions.</text:p>
      <text:p text:style-name="P2">No8ody tells you that when you're a kid though.</text:p>
      <text:p text:style-name="P2">John........</text:p>
      <text:p text:style-name="P2">That 8arely compara8le example is so cute, I don't even know what <text:soft-page-break/>to say.</text:p>
      <text:p text:style-name="P2">_</text:p>
      <text:p text:style-name="P2">12. JE12: =005813</text:p>
      <text:p text:style-name="P2">This was my custodian.</text:p>
      <text:p text:style-name="P2">_</text:p>
      <text:p text:style-name="P2">13. JE13: =005814</text:p>
      <text:p text:style-name="P2">She was hurt in an accident.</text:p>
      <text:p text:style-name="P2">I killed her myself to put her out of her misery.</text:p>
      <text:p text:style-name="P2">_</text:p>
      <text:p text:style-name="P2">14. JE14: =005815</text:p>
      <text:p text:style-name="P2">Yeah. I was really into treasure hunting for a while.</text:p>
      <text:p text:style-name="P2">Never mind those!</text:p>
      <text:p text:style-name="P2">_</text:p>
      <text:p text:style-name="P2">15. JE15: =005816</text:p>
      <text:p text:style-name="P2">This was my respite8lock.</text:p>
      <text:p text:style-name="P2">From kind of an em8arrassing memory, actually.</text:p>
      <text:p text:style-name="P2">John, addiction is a powerful thing. You pro8a8ly wouldn't understand.</text:p>
      <text:p text:style-name="P2">Just a fairy dress.</text:p>
      <text:p text:style-name="P2">I wore it for this stupid thing I did once. </text:p>
      <text:p text:style-name="P2">Don't worry a8out it! Man, this would 8e such an awkward moment on a d8. Again, if it was one.</text:p>
      <text:p text:style-name="P2">Let's keep going.</text:p>
      <text:p text:style-name="P2">_</text:p>
      <text:p text:style-name="P2">16. JE16: =005817</text:p>
      <text:p text:style-name="P2">You tell me.</text:p>
      <text:p text:style-name="P2">I don't know, John. They're your memories.</text:p>
      <text:p text:style-name="P2"><text:soft-page-break/>_</text:p>
      <text:p text:style-name="P2">17. JE17: =005818</text:p>
      <text:p text:style-name="P2">Shrug!!!!!!!! </text:p>
      <text:p text:style-name="P2">It was your 13th.</text:p>
      <text:p text:style-name="P2">_</text:p>
      <text:p text:style-name="P2">18. JE18: =005819</text:p>
      <text:p text:style-name="P2">Sounds like some things are coming 8ack to you.</text:p>
      <text:p text:style-name="P2">Any chance you remem8er me yet? </text:p>
      <text:p text:style-name="P2">_</text:p>
      <text:p text:style-name="P2">19. JE19: =005823</text:p>
      <text:p text:style-name="P2">........</text:p>
      <text:p text:style-name="P2">_</text:p>
      <text:p text:style-name="P2">20. JE20: =005824</text:p>
      <text:p text:style-name="P2">Well, just so you know, he is pro8a8ly not actually there.</text:p>
      <text:p text:style-name="P2">Kind of like how my lusus was just a memory.</text:p>
      <text:p text:style-name="P2">As a matter of fact, yes, I am a psychic alien. 8ut that has nothing to do with this!</text:p>
      <text:p text:style-name="P2">These are our memories, and we are in the afterlife. I keep trying to tell you, and it's starting to get frustr8ing.</text:p>
      <text:p text:style-name="P2">Aaaaaaaargh!</text:p>
      <text:p text:style-name="P2">Does that mean you'll 8elieve me now?</text:p>
      <text:p text:style-name="P2">It's nice that you 8elieve me. 8ut that doesn't mean you remem8er yet. </text:p>
      <text:p text:style-name="P2">He died too. You saw his 8ody. Don't you at least remem8er that? </text:p>
      <text:p text:style-name="P2">Then what?</text:p>
      <text:p text:style-name="P2">Do you remem8er me yet?</text:p>
      <text:p text:style-name="P2">This comes as news to me.</text:p>
      <text:p text:style-name="P2">You do?</text:p>
      <text:p text:style-name="P2"><text:soft-page-break/>_</text:p>
      <text:p text:style-name="P2">21. JE21: =005849</text:p>
      <text:p text:style-name="P2">This sounds like Terezi's handiwork.</text:p>
      <text:p text:style-name="P2">Yep. That's her.</text:p>
      <text:p text:style-name="P2">I guess she got 8oth of us then. Un8elieva8le.</text:p>
      <text:p text:style-name="P2">Yes.</text:p>
      <text:p text:style-name="P2">Well, not tricked, so much as made a pointless coin flip and sta88ed me in the 8ack.</text:p>
      <text:p text:style-name="P2">Oh, sure. She was easily the most underhanded and villainous mem8er of our group.</text:p>
      <text:p text:style-name="P2">8ut I did let my guard down. And even when she sta88ed me, I sure didn't think I was going to die.</text:p>
      <text:p text:style-name="P2">It turns out immortality isn't all it's cracked up to 8e. Let's leave it at that. </text:p>
      <text:p text:style-name="P2">No, I did! 8ut........</text:p>
      <text:p text:style-name="P2">Ugh, this will 8e hard to explain to you.</text:p>
      <text:p text:style-name="P2">Haha. I guess in her own sick way, she actually set us up on this d8 together.</text:p>
      <text:p text:style-name="P2">May8e I should thank her whenever she falls asleep? Or dies, god for8id.</text:p>
      <text:p text:style-name="P2">I don't know.</text:p>
      <text:p text:style-name="P2">I said it wouldn't 8e unless you remem8ered. And now you remem8er.</text:p>
      <text:p text:style-name="P2">8ut you still don't remem8er me, do you?</text:p>
      <text:p text:style-name="P2">Yeah, thought so.</text:p>
      <text:p text:style-name="P2">This version of you died 8efore I started messing with you. Not that I expect you to understand what that means.</text:p>
      <text:p text:style-name="P2">Yes, that's right.</text:p>
      <text:p text:style-name="P2">I guess I should have learned to give you more credit 8y now.</text:p>
      <text:p text:style-name="P2">I still can't 8elieve I'm meeting a version of you that doesn't <text:soft-page-break/>remem8er a thing a8out me. None of my gr8 exploits, or any of the ways I helped you. Only that one stupid time I taunted you!</text:p>
      <text:p text:style-name="P2">It's a vaguely frustr8ing feeling.</text:p>
      <text:p text:style-name="P2">So you remem8er literally nothing I told you a8out myself? Not even the, uh........</text:p>
      <text:p text:style-name="P2">Compromising stuff?</text:p>
      <text:p text:style-name="P2">Your species would think so. 8ut I guess it doesn't matter anymore.</text:p>
      <text:p text:style-name="P2">You wouldn't find that 8oring?</text:p>
      <text:p text:style-name="P2">I haven't? </text:p>
      <text:p text:style-name="P2">........</text:p>
      <text:p text:style-name="P2">It's Vriska.</text:p>
      <text:p text:style-name="P2">Yes.</text:p>
      <text:p text:style-name="P2">Man, I don't know.</text:p>
      <text:p text:style-name="P2">May8e,</text:p>
      <text:p text:style-name="P2">You could tell me a8out how you died?</text:p>
      <text:p text:style-name="P2">What were the "things that just happened" you were talking a8out?</text:p>
      <text:p text:style-name="P2">_</text:p>
      <text:p text:style-name="P2">22. JE22: =005850</text:p>
      <text:p text:style-name="P2">::::D</text:p>
      <text:p text:style-name="P2">_</text:p>
      <text:p text:style-name="P2">23. JE23: =005851</text:p>
      <text:p text:style-name="P2">Not really.</text:p>
      <text:p text:style-name="P2">I'm used to taking shortcuts whenever I play games.</text:p>
      <text:p text:style-name="P2">*Snort.*</text:p>
      <text:p text:style-name="P2">Against a denizen? Of course that piece of shit isn't going to do anything.</text:p>
      <text:p text:style-name="P2">If I were you, I would have chucked it into the forge.</text:p>
      <text:p text:style-name="P2"><text:soft-page-break/>It might 8e alright if you com8ined it with something awesome.</text:p>
      <text:p text:style-name="P2">Like some cool dice, for instance.</text:p>
      <text:p text:style-name="P2">_</text:p>
      <text:p text:style-name="P2">24. JE24: =005852</text:p>
      <text:p text:style-name="P2">What's this?</text:p>
      <text:p text:style-name="P2">You were right to 8e nervous. Denizens are incredi8ly powerful monsters. You had no chance whatsoever at this stage of the game.</text:p>
      <text:p text:style-name="P2">You might have stood a chance after I started helping you. 8ut Terezi really screwed you over 8y leading you here so early.</text:p>
      <text:p text:style-name="P2">Why?</text:p>
      <text:p text:style-name="P2">What was? Getting killed 8y a monster?</text:p>
      <text:p text:style-name="P2">How could you know all that?</text:p>
      <text:p text:style-name="P2">_</text:p>
      <text:p text:style-name="P2">25. JE25: =005853</text:p>
      <text:p text:style-name="P2">This denizen does not look asleep to me.</text:p>
      <text:p text:style-name="P2">Well, that explains your quick death. If your denizen was anything like mine, it wouldn't have wasted much time 8efore unleashing a huge shitstorm of devast8ing monster magic.</text:p>
      <text:p text:style-name="P2">Her name was Cetus.</text:p>
      <text:p text:style-name="P2">She was this awful sea monster. Her lair was deep underground amidst a 8unch of shipwrecks. She was quite vicious and territorial. I knew I had to kill her quickly to release the hoard, 8efore she had the chance to do anything tricky.</text:p>
      <text:p text:style-name="P2">Oh, of course. She was 8a88ling in riddles through most of the fight. I wasn't paying much attention though. I mean, what creature DOESN'T speak in 8oring riddles in this game? </text:p>
      <text:p text:style-name="P2">Yeah, pretty much. We were all pretty good players, remem8er?</text:p>
      <text:p text:style-name="P2">Well........</text:p>
      <text:p text:style-name="P2">Ok, I can't exactly speak for everyone. There was a lot going on, and I don't know how some people went a8out 8eating their denizens.</text:p>
      <text:p text:style-name="P2"><text:soft-page-break/>For instance, I'm not sure how our hero of 8reath did it. May8e the monster just released the hoard for him out of pity????????</text:p>
      <text:p text:style-name="P2">If there was a way to avoid a tough 8attle, I'm sure he found it.</text:p>
      <text:p text:style-name="P2">It sounds like a good way to cheat yourself out of a lot of sweet xp and loot though.</text:p>
      <text:p text:style-name="P2">John, are you saying you had a nice friendly chat with this hideous, 8loodthirsty creature 8efore he killed you?</text:p>
      <text:p text:style-name="P2">_</text:p>
      <text:p text:style-name="P1">Act 6</text:p>
      <text:p text:style-name="P2">_</text:p>
      <text:p text:style-name="P1">Act 6 Intermission 1</text:p>
      <text:p text:style-name="P2">_</text:p>
      <text:p text:style-name="P1">Act 6 Act 2</text:p>
      <text:p text:style-name="P2">_</text:p>
      <text:p text:style-name="P1">Act 6 Intermission 2</text:p>
      <text:p text:style-name="P2">_</text:p>
      <text:p text:style-name="P1">Act 6 Act 3</text:p>
      <text:p text:style-name="P2">_</text:p>
      <text:p text:style-name="P2">26. TN1: =006739</text:p>
      <text:p text:style-name="P2">Tavros, this fucking sucks.</text:p>
      <text:p text:style-name="P2">What do you mean, "wHAT,"?</text:p>
      <text:p text:style-name="P2">For starters, that completely horri8le shared 8ody resurrection 8ullshit that just happened.</text:p>
      <text:p text:style-name="P2">You were there, remem8er? That's kind of the point!</text:p>
      <text:p text:style-name="P2">Overreacting my ass!</text:p>
      <text:p text:style-name="P2">What a nightmare. It's still making my ghostly skin crawl just thinking a8out it.</text:p>
      <text:p text:style-name="P2"><text:soft-page-break/>Oh, sure. That's easy for you to say.</text:p>
      <text:p text:style-name="P2">You weren't the one getting the short end of the shared personality stick!</text:p>
      <text:p text:style-name="P2">May8e if your personality was as much an upgrade to mine as mine was to yours, I would have 8een cool with it too.</text:p>
      <text:p text:style-name="P2">What?</text:p>
      <text:p text:style-name="P2">Hahahaha. You're welcome!</text:p>
      <text:p text:style-name="P2">Now that you mention it, may8e there was a silver lining to that freak show.</text:p>
      <text:p text:style-name="P2">Someone else finally got a chance to feel first hand how gr8 it is 8eing me!</text:p>
      <text:p text:style-name="P2">Ok. Dead mostly.</text:p>
      <text:p text:style-name="P2">Yeah.</text:p>
      <text:p text:style-name="P2">Hey, sorry a8out that 8y the way.</text:p>
      <text:p text:style-name="P2">A8out killing you! It wasn't very cool of me.</text:p>
      <text:p text:style-name="P2">How could you forget? Haven't you 8een pissed off at me a8out it?</text:p>
      <text:p text:style-name="P2">No, you idiot! That's not what happened at all. I sta88ed you through the chest 8ecause I was 8eing a huge 8itch!</text:p>
      <text:p text:style-name="P2">Ugh, stop 8eing so stupid. That's so stupid!</text:p>
      <text:p text:style-name="P2">You are such a pain in the ass when you're dead. Let's just agree it was my fault and drop it.</text:p>
      <text:p text:style-name="P2">Man, 8eing dead is such a drag.</text:p>
      <text:p text:style-name="P2">I don't know if I can deal with this shit anymore!</text:p>
      <text:p text:style-name="P2">Oh come on. It's so 8oring!</text:p>
      <text:p text:style-name="P2">What a completely pointless and hollow existence this is.</text:p>
      <text:p text:style-name="P2">And if the existential malaise wasn't 8ad enough, now I have to 8e constantly watching out for that fucking orange guy.</text:p>
      <text:p text:style-name="P2">The orange guy! Haven't you seen him? </text:p>
      <text:p text:style-name="P2">_</text:p>
      <text:p text:style-name="P2">27. TN2: =006740</text:p>
      <text:p text:style-name="P2"><text:soft-page-break/>Well, there's an orange guy.</text:p>
      <text:p text:style-name="P2">No, not Davesprite! It's just some random pointless orange guy who's 8een hassling me for some reason.</text:p>
      <text:p text:style-name="P2">I can't catch a 8r8k!</text:p>
      <text:p text:style-name="P2">And if that weren't enough of a nuisance, we've apparently got to deal with getting yanked out of the afterlife without a moment's notice 8y some 8ozo in a codpiece to particip8 in his grotesque 8ody fusion pranks.</text:p>
      <text:p text:style-name="P2">8etween you and me, I'm starting to think we are getting jerked around here. You know?</text:p>
      <text:p text:style-name="P2">Some inexplica8le forces out there are fucking with us. They are doing everything in their power to make sure that when we're not 8eing totally humili8ted, we are staying completely irrelevant.</text:p>
      <text:p text:style-name="P2">We can't let them toy with us, then just sweep us under the carpet like that. I'm not going to let our relevance 8e marginalized anymore, Tavros.</text:p>
      <text:p text:style-name="P2">I think it's time to start fucking some shit up.</text:p>
      <text:p text:style-name="P2">More like oh yes!</text:p>
      <text:p text:style-name="P2">I'm sick of this shit. I'm sick of 8eing dead and useless and 8ored, and I'm not going to take it anymore.</text:p>
      <text:p text:style-name="P2">You're with me, right?</text:p>
      <text:p text:style-name="P2">Tavros, that is the lamest thing I've ever heard you say, which is really saying something.</text:p>
      <text:p text:style-name="P2">You've got to quit that loser attitude and get your ass out of the sand. That's just your low self esteem talking again.</text:p>
      <text:p text:style-name="P2">I'm going to have to insist.</text:p>
      <text:p text:style-name="P2">You are going to join me and together we are going to fuck shit up.</text:p>
      <text:p text:style-name="P2">Yes, you are.</text:p>
      <text:p text:style-name="P2">Yes.</text:p>
      <text:p text:style-name="P2">Yes.</text:p>
      <text:p text:style-name="P2">::::D</text:p>
      <text:p text:style-name="P2"><text:soft-page-break/>_</text:p>
      <text:p text:style-name="P1">Act 6 Intermission 3</text:p>
      <text:p text:style-name="P2">_</text:p>
      <text:p text:style-name="P2">28. TN3: =007284</text:p>
      <text:p text:style-name="P2">Taaaaaaaavros!</text:p>
      <text:p text:style-name="P2">Taaaaaaaaaaaaaaaaaaaaaaaaaaaaaaaavros!!!!!!!!</text:p>
      <text:p text:style-name="P2">_</text:p>
      <text:p text:style-name="P2">29. TN4; JE26: =007285</text:p>
      <text:p text:style-name="P2">What? What were you arguing a8out?</text:p>
      <text:p text:style-name="P2">W8........ what do you mean woke up? Why were you asleep?</text:p>
      <text:p text:style-name="P2">Dammit, Tavros. You can't 8e slacking off like that.</text:p>
      <text:p text:style-name="P2">I told you, we aren't fucking around anymore. This is serious 8usiness.</text:p>
      <text:p text:style-name="P2">_</text:p>
      <text:p text:style-name="P2">30. JE27; TN5: =007286</text:p>
      <text:p text:style-name="P2">Yeah!</text:p>
      <text:p text:style-name="P2">Oh, sorry. I really should have introduced myself. I guess I forgot I technically never met this version of you.</text:p>
      <text:p text:style-name="P2">Yep.</text:p>
      <text:p text:style-name="P2">Yes, John. That's what 8eing a ghost means.</text:p>
      <text:p text:style-name="P2">No, I get what you're asking.</text:p>
      <text:p text:style-name="P2">Yes, the real me. The actual, legit, fully authentic alpha timeline Vriska. Dead. Gone. Fuckin' toast.</text:p>
      <text:p text:style-name="P2">A corpse!!!!!!!!</text:p>
      <text:p text:style-name="P2">That's assuming my 8ody was sufficiently preserved during the trip.</text:p>
      <text:p text:style-name="P2">Which, now that I think a8out it, I guess it was? It must have 8een, 8ecause otherwise that unspeaka8le prototyping atrocity couldn't have happened.</text:p>
      <text:p text:style-name="P2"><text:soft-page-break/>That piece of shit clown. I still have no idea what the deal with that was! He's completely lost his mind. Anyway, that's neither here nor there.</text:p>
      <text:p text:style-name="P2">Honestly, I'm surprised you hadn't already heard I was dead, one way or another. It's kind of old news?</text:p>
      <text:p text:style-name="P2">Then again, these things are all relative. So who knows.</text:p>
      <text:p text:style-name="P2">Are you ok? You seem sad.</text:p>
      <text:p text:style-name="P2">I guess so.</text:p>
      <text:p text:style-name="P2">Oh yeah! That's right. We were.</text:p>
      <text:p text:style-name="P2">8ut then I got sta88ed through the 8ack. Which to 8e fair, was for the good of the party, so the meteor could make the trip in the first place, and keep this whole crazy sequence of events intact.</text:p>
      <text:p text:style-name="P2">Not gonna lie. I made some mistakes.</text:p>
      <text:p text:style-name="P2">Just some pointless, deadly teen drama. Mostly 8rought on 8y ourselves, all acting like juvenile idiots. Like I said, old news.</text:p>
      <text:p text:style-name="P2">VERY old for me. I've 8een here a pretty long time now.</text:p>
      <text:p text:style-name="P2">A lot has happened since I died. John, did you know the little rendezvous we planned sort of already happened? I mean, in a way.</text:p>
      <text:p text:style-name="P2">Yes. With your ghost.</text:p>
      <text:p text:style-name="P2">I mean, the ghost of one of your altern8te selves, who died along the way doing some stupid thing.</text:p>
      <text:p text:style-name="P2">Actually, he and I d8ted for a little while.</text:p>
      <text:p text:style-name="P2">Groan. Here we go.</text:p>
      <text:p text:style-name="P2">Tavros, I have led a rich and complic8ted life and death. I can hardly 8e expected to tell you a8out every little thing that I've 8een through.</text:p>
      <text:p text:style-name="P2">8esides, you should have already known this a8out me.</text:p>
      <text:p text:style-name="P2">8ecause we shared a sprite 8ody once!!!!!!!! We 8riefly had access to all each others memories and feelings.</text:p>
      <text:p text:style-name="P2">So if you didn't take the chance to dig that out of my memory, <text:soft-page-break/>you only have yourself to 8lame.</text:p>
      <text:p text:style-name="P2">Well, all I can say is, I managed! I took the opportunity to remem8er pretty much all YOUR memories.</text:p>
      <text:p text:style-name="P2">I was in and out like a 8andit, and now all your life experiences are mine.</text:p>
      <text:p text:style-name="P2">Them's the 8r8ks!!!!!!!!</text:p>
      <text:p text:style-name="P2">_</text:p>
      <text:p text:style-name="P2">31. JE28: =007287</text:p>
      <text:p text:style-name="P2">Yes.</text:p>
      <text:p text:style-name="P2">What?</text:p>
      <text:p text:style-name="P2">Why?</text:p>
      <text:p text:style-name="P2">Hey, we apparently don't get to remem8er the results of a lot of choices we didn't actually make!</text:p>
      <text:p text:style-name="P2">Again, see: the 8r8ks.</text:p>
      <text:p text:style-name="P2">It was fine. For a while.</text:p>
      <text:p text:style-name="P2">It didn't really work out.</text:p>
      <text:p text:style-name="P2">We crossed paths every now and then after that.</text:p>
      <text:p text:style-name="P2">Things stayed pretty friendly 8etween us.</text:p>
      <text:p text:style-name="P2">Until he died.</text:p>
      <text:p text:style-name="P2">He was murdered.</text:p>
      <text:p text:style-name="P2">Yes.</text:p>
      <text:p text:style-name="P2">Yes! Dead dead. For good.</text:p>
      <text:p text:style-name="P2">Jack? Are you kidding? No, John.</text:p>
      <text:p text:style-name="P2">Jack is 8arely in the picture as a threat anymore. He's just more old news.</text:p>
      <text:p text:style-name="P2">You did?</text:p>
      <text:p text:style-name="P2">Oh yeah!</text:p>
      <text:p text:style-name="P2">Those were good times, when I helped you 8e gr8. ::::)</text:p>
      <text:p text:style-name="P2"><text:soft-page-break/>That's awesome!!!!!!!!</text:p>
      <text:p text:style-name="P2">One time in an altern8te reality, I came pretty close to killing him apparently.</text:p>
      <text:p text:style-name="P2">You 8et. Too 8ad that was in a timeline that didn't really count. 8ut it's always reassuring to know you can put up a good fight against a strong adversary if you ever needed to. Now I guess you know you can too.</text:p>
      <text:p text:style-name="P2">What happened after you 8onked him on the head? I 8et he was mad.</text:p>
      <text:p text:style-name="P2">A white Jack?</text:p>
      <text:p text:style-name="P2">No fucking clue.</text:p>
      <text:p text:style-name="P2">Ok, that may 8e, 8ut it sure wasn't Jack who killed a whole shitload of ghosts out here, including one of yours.</text:p>
      <text:p text:style-name="P2">I really dou8t Jack can even kill ghosts. In fact, I don't think anyone can except for this guy.</text:p>
      <text:p text:style-name="P2">Lord English.</text:p>
      <text:p text:style-name="P2">Wow, John. Really?</text:p>
      <text:p text:style-name="P2">Wow.</text:p>
      <text:p text:style-name="P2">Time to get a clue!</text:p>
      <text:p text:style-name="P2">_</text:p>
      <text:p text:style-name="P2">32. JE29; TN6: =007288</text:p>
      <text:p text:style-name="P2">Hasn't it ever occurred to you to wonder who the ultim8 8ad guy of this adventure was going to 8e?</text:p>
      <text:p text:style-name="P2">Man, even that way of putting it is a little too pedestrian.</text:p>
      <text:p text:style-name="P2">I mean, I already 8eat a last 8oss! The 8lack king was the officially sanctioned last 8oss of our session, and I killed him. This is different.</text:p>
      <text:p text:style-name="P2">There's always someone stronger w8ing to 8e revealed. Jack showed up shortly after that, and he was MUCH stronger.</text:p>
      <text:p text:style-name="P2">Eventually the curtains get pulled 8ack, and you find out who was 8ehind every terri8le thing that happened all along. Someone who is invaria8ly stronger than all other adversaries 8y a wide margin. The supreme villain!</text:p>
      <text:p text:style-name="P2"><text:soft-page-break/>To 8e honest, I was always kind of w8ing for that guy to show up, whoever he was. For the other shoe to drop, you know? There's always a 8ig 8ad 8ehind everything. A true gamer sees stuff like this coming a mile away.</text:p>
      <text:p text:style-name="P2">Yes, I'll admit, I was fooled 8y Jack 8riefly.</text:p>
      <text:p text:style-name="P2">For a little while, I thought he was the supreme menace, and I would have to face him in a final showdown.</text:p>
      <text:p text:style-name="P2">8ut it turned out that was just a 8it of standard misdirection. He was just another step up in a typical pattern of escal8tion involving increasingly "insurmounta8le" threats, which legendary heroes like us have to overcome to achieve total victory over everything.</text:p>
      <text:p text:style-name="P2">Also, let's face it. I don't think Jack is all that evil, so much as he's just a murderous asshole. Trust me, I know the type.</text:p>
      <text:p text:style-name="P2">8ut English, that guy is as evil as they come. He's the real deal!!!!!!!!</text:p>
      <text:p text:style-name="P2">Tavros, come on. We've already talked a8out this ad nauseum.</text:p>
      <text:p text:style-name="P2">He's the 8ig 8ad!!!!!!!! It's so o8vious. I mean, MAY8E there's someone stronger out there in paradox space? Who knows.</text:p>
      <text:p text:style-name="P2">8ut whoever that is has nothing to fucking do with this massive extended multiverse-spanning campaign!!!!!!!!</text:p>
      <text:p text:style-name="P2">English was the guy who stacked the whole deck against us from the start, rigging shit to go haywire, wiping out our race, 8lowing up universes, exterimin8ting ghosts, slaughtering dark gods, and shattering reality itself. Pretty sure we reached the top floor, 8uddy!</text:p>
      <text:p text:style-name="P2">Un8elieva8le.</text:p>
      <text:p text:style-name="P2">John, just ignore him. He tends to 8e contrary just for the sake of 8eing contrary. It's just what he does these days.</text:p>
      <text:p text:style-name="P2">He seems to think it's how you show confidence and assertiveness. The key to high self esteem is apparently just saying "nuh uh!" all the time.</text:p>
      <text:p text:style-name="P2">See?</text:p>
      <text:p text:style-name="P2">This was apparently the 8ig lesson he learned from sharing a 8rain with me for a few minutes. In order to feel good a8out <text:soft-page-break/>yourself, just 8e a constant pain in the ass!!!!!!!!</text:p>
      <text:p text:style-name="P2">Alright, granted, there did in fact exist a person 8y that name.</text:p>
      <text:p text:style-name="P2">You aren't spelling it right, though.</text:p>
      <text:p text:style-name="P2">8ecause that's how you spelled it when we used to chat online, dum8ass!!!!!!!! You weren't using enough letters.</text:p>
      <text:p text:style-name="P2">And in any case, he doesn't actually represent your self esteem. He's just some dude.</text:p>
      <text:p text:style-name="P2">Lol. Whatever floats your 8oat.</text:p>
      <text:p text:style-name="P2">What?</text:p>
      <text:p text:style-name="P2">???????!</text:p>
      <text:p text:style-name="P2">_</text:p>
      <text:p text:style-name="P2">33. JE30; TN7: =007289</text:p>
      <text:p text:style-name="P2">You could say that.</text:p>
      <text:p text:style-name="P2">There's a pretty loaded history 8etween us. It's pro8a8ly 8est not to get into it.</text:p>
      <text:p text:style-name="P2">None of that matters anymore anyway, it was so long ago. You know how it is.</text:p>
      <text:p text:style-name="P2">Issues 8etween people seem like such a 8ig deal when they're happening. 8ut then you die, and time just goes on, and on........ then on some more.</text:p>
      <text:p text:style-name="P2">If enough time passes, shit that used to 8e a 8ig deal kind of stops mattering.</text:p>
      <text:p text:style-name="P2">Ok, full disclosure. I used to do a lot of terri8le things to Tavros.</text:p>
      <text:p text:style-name="P2">Once I launched him off a cliff and paralyzed him. And if that wasn't 8ad enough, I spent sweeps mocking him for the disa8ility I caused! Haha.</text:p>
      <text:p text:style-name="P2">Oh yeah. Then I killed him.</text:p>
      <text:p text:style-name="P2">Mm hm.</text:p>
      <text:p text:style-name="P2">8ut like I said, that's suuuuuuuuch old news now, it might as well not have even happened.</text:p>
      <text:p text:style-name="P2"><text:soft-page-break/>Tavros doesn't give a shit a8out that stuff anymore.</text:p>
      <text:p text:style-name="P2">Hahahaha! John, can you 8elieve this guy?</text:p>
      <text:p text:style-name="P2">This is the kind of shit I have to deal with all the time.</text:p>
      <text:p text:style-name="P2">Tavros, the 8igger man is only ACTUALLY the 8igger man if he doesn't refer to himself as the 8igger man. That's kind of the point?</text:p>
      <text:p text:style-name="P2">Unless the intent is to produce some form of socially awkward comic relief, which let's face it, is what you're all a8out.</text:p>
      <text:p text:style-name="P2">8ut that's what I like a8out you.</text:p>
      <text:p text:style-name="P2">_</text:p>
      <text:p text:style-name="P2">34. JE31; TN8: =007290</text:p>
      <text:p text:style-name="P2">He's just some huge overpowered green freak. A time traveling monster, supposedly invinci8le.</text:p>
      <text:p text:style-name="P2">Who he is, what he is, where he came from, none of that really matters.</text:p>
      <text:p text:style-name="P2">What matters is how we're going to defeat him.</text:p>
      <text:p text:style-name="P2">That's what Tavros and I have 8een working on here for some time now.</text:p>
      <text:p text:style-name="P2">Treasure hunting!</text:p>
      <text:p text:style-name="P2">Yes. Ok, I should explain.</text:p>
      <text:p text:style-name="P2">There's sort of a plan in motion to 8eat English. It's a three pronged approach.</text:p>
      <text:p text:style-name="P2">A num8er of people out here in the furthest ring are working on different prongs of the strategy independently.</text:p>
      <text:p text:style-name="P2">The first is a quest to find the lost ghost of some alien girl. She's said to 8e one of the keys to defeating him in some way.</text:p>
      <text:p text:style-name="P2">Other people are allegedly out there working on that right now. If you ask me, it sounds like a really 8oring approach to defeating him. Who knows if it's even true.</text:p>
      <text:p text:style-name="P2">The second is a quest to raise an army of ghosts to challenge him directly in some kind of huge 8attle royale, I guess.</text:p>
      <text:p text:style-name="P2">From what I understand, some yahoo out there is 8usy rounding <text:soft-page-break/>people up. I really have no idea how that's going. I usually just hear stuff through the grapevine.</text:p>
      <text:p text:style-name="P2">That approach doesn't really interest me either. Gonna file it under "8oring" as well. Seems a little heavy handed, not to mention too slow.</text:p>
      <text:p text:style-name="P2">The third prong is what Tavros and I are 8usy with. The aforementioned treasure hunt.</text:p>
      <text:p text:style-name="P2">The legend says there's some mystical ancient treasure hidden somewhere out here in the furthest ring.</text:p>
      <text:p text:style-name="P2">I'm assuming it's some kind of weapon. It's said that if you use it, or like, activ8te it in some way, he can 8e defeated forever.</text:p>
      <text:p text:style-name="P2">The nature of the treasure is pretty vague, actually. 8ut the first rule of treasure hunting, which I'm admittedly just making up now, is that it doesn't fucking matter what the treasure is.</text:p>
      <text:p text:style-name="P2">These three goals are all tied to the same legend which I've uncovered clues a8out over time. Legendary shit is everywhere out here. I'm seriously up to my ass in legend. Hell, I probably even qualify as a legend myself!!!!!!!!</text:p>
      <text:p text:style-name="P2">When it comes to solving a 8ig mystery like this, it doesn't hurt that everywhere we go, places are composed of the collective memories of many different adventurers.</text:p>
      <text:p text:style-name="P2">We've explored ancient crypts, networks of 8urial mounds, dusty old tom8s, giant pyramids, you name it. Hints a8out the endgame are hidden all over the place.</text:p>
      <text:p text:style-name="P2">Really, everyone's pretty lucky I died so I could do all the dirty work on this. Let's get real, no8ody's 8etter prepared to take on the treasure hunting duties than I am.</text:p>
      <text:p text:style-name="P2">Not that I'd have it any other way. This just sounds like the 8est plan to me. Why 8other messing around with an army of ghostly dipshits, or some shy magic alien when you can go str8 for the ultim8 weapon?</text:p>
      <text:p text:style-name="P2">Hell, may8e I'll just walk right up to him, one-shot the guy and end it all right there.</text:p>
      <text:p text:style-name="P2">That's how a real pro goes a8out 8usiness. You take any shortcut you find.</text:p>
      <text:p text:style-name="P2">Are you fuckers even listening to me???????? God DAMN it.</text:p>
      <text:p text:style-name="P2"><text:soft-page-break/>No you're not. You're squa88ling with Tavros and his loud shitty whispering a8out some 8ullshit.</text:p>
      <text:p text:style-name="P2">Come on, guys. Am I really 8eing that 8oring?</text:p>
      <text:p text:style-name="P2">I'm really starting to understand how my ancestor must have felt sometimes. No8ody ever respects an important explan8tion!!!!!!!!</text:p>
      <text:p text:style-name="P2">Why are you still whispering jackass?!</text:p>
      <text:p text:style-name="P2">Sigh.</text:p>
      <text:p text:style-name="P2">8oth of you just keep your damn hands to yourselves, shut up, and let me finish my story.</text:p>
      <text:p text:style-name="P2">Tavros! 8ring me the treasure maps!!!!!!!!</text:p>
      <text:p text:style-name="P2">_</text:p>
      <text:p text:style-name="P2">35. TN9: =007291</text:p>
      <text:p text:style-name="P2">Yes, that's it. Dump them all over the floor a8out ten feet away from me, just like that.</text:p>
      <text:p text:style-name="P2">The sloppier the pile and the further away from me the 8etter. Gr8 jo8, Tavros.</text:p>
      <text:p text:style-name="P2">_</text:p>
      <text:p text:style-name="P2">36. JE32: =007292</text:p>
      <text:p text:style-name="P2">John, come take a look at this.</text:p>
      <text:p text:style-name="P2">Sort of! Pro8a8ly not like any maps you've seen.</text:p>
      <text:p text:style-name="P2">Check it out. This ought to help you understand how frustr8ting this treasure hunt really is.</text:p>
      <text:p text:style-name="P2">_</text:p>
      <text:p text:style-name="P2">37. JE33: =007293</text:p>
      <text:p text:style-name="P2">John, tell me what you see here.</text:p>
      <text:p text:style-name="P2">Right here.</text:p>
      <text:p text:style-name="P2">What is this? This thing I'm holding?</text:p>
      <text:p text:style-name="P2">No, John.</text:p>
      <text:p text:style-name="P2">This is 8ULLSHIT is what it is.</text:p>
      <text:p text:style-name="P2"><text:soft-page-break/>This is what a map looks like in the furthest ring.</text:p>
      <text:p text:style-name="P2">This is what ALL maps look like out here.</text:p>
      <text:p text:style-name="P2">Turns out plotting the relative geographical features of an infinite 8lack expanse of pure void is every 8it as moronic as it sounds. 8ut that didn't stop some ancient eldritch chucklefuck from doing exactly that.</text:p>
      <text:p text:style-name="P2">For the longest time, this is all we've had to go on when it came to deciphering the clues and figuring out the coordin8tes of the legendary treasure.</text:p>
      <text:p text:style-name="P2">Do you have any idea how hard it is to pin down the physical location of something out here? Never mind the fact that physical location in the furthest ring is already a mallea8le concept. Just imagine what it's like giving someone directions! What do you tell them?</text:p>
      <text:p text:style-name="P2">Proceed in a str8 line shaped like a perpetually shifting torus knot until you feel a sense of despair transcending all mortal comprehension, then hang a right at the next octopus?</text:p>
      <text:p text:style-name="P2">There's nothing static out there. No landmarks, no points of reference. Nothing!</text:p>
      <text:p text:style-name="P2">If you want to make any headway in this gr8 8ig field of fuckall, SOMEONE has got to start wrecking some shit.</text:p>
      <text:p text:style-name="P2">Haha. I wish I had that kind of firepower. 8ut no.</text:p>
      <text:p text:style-name="P2">_</text:p>
      <text:p text:style-name="P2">38. JE34: =007294</text:p>
      <text:p text:style-name="P2">You wouldn't 8elieve my luck.</text:p>
      <text:p text:style-name="P2">You see, recently someone's 8een doing that dirty work for us.</text:p>
      <text:p text:style-name="P2">Want to know what the kicker is?</text:p>
      <text:p text:style-name="P2">_</text:p>
      <text:p text:style-name="P2">39. JE35: =007295</text:p>
      <text:p text:style-name="P2">The guy who's 8een fucking shit up is the 8ig 8ad himself!</text:p>
      <text:p text:style-name="P2">Every time he destroys another dream 8u88le, he does a little more damage to the furthest ring, inexplica8ly shattering the essence of all-encompassing nothingness.</text:p>
      <text:p text:style-name="P2"><text:soft-page-break/>As the cracks spread across the void, new points of reference show up on our maps!</text:p>
      <text:p text:style-name="P2">Then we look at the angles and intersections and all the shapes formed 8y the cracks, and compare them to our notes from the various riddles and clues we've discovered a8out the path to the treasure.</text:p>
      <text:p text:style-name="P2">It's actually a little like how in old times on Alternia, pir8s used to navig8 8y shapes the stars made. Constell8tions used to have a lot of significance in our culture, not just guiding explorers on their journeys to physical destin8tions, 8ut guiding them on the choices they made in life, pertaining to f8 and all that. Not that humans would really understand anything like that.</text:p>
      <text:p text:style-name="P2">I actually find the situ8tion to 8e pretty funny. This guy's ego must 8e astronomical. Classic case of unchecked hu8ris paving the way for his own downfall.</text:p>
      <text:p text:style-name="P2">I didn't even need to 8uild a we8 to trap him. He just went ahead and started 8uilding his own.</text:p>
      <text:p text:style-name="P2">Talk a8out a lucky 8r8k!!!!!!!!</text:p>
      <text:p text:style-name="P2">_</text:p>
      <text:p text:style-name="P2">40. JE36; TN10: =007296</text:p>
      <text:p text:style-name="P2">No, 8ecause the map isn't complete yet!</text:p>
      <text:p text:style-name="P2">Needs more cracks so we can plot the rest of the course. All we're a8le to do now is head in the right general direction.</text:p>
      <text:p text:style-name="P2">So ironically in order to prevent reality from 8eing destroyed, we need to w8 for it to 8e damaged further. In fact, we're 8etter off encouraging it!</text:p>
      <text:p text:style-name="P2">Yes, 8ut it has to 8e strategic. We have to somehow lead him in the direction of the places we want him to damage.</text:p>
      <text:p text:style-name="P2">Specifically, the places where the route dead-ends. Wherever we need new points of reference to keep going.</text:p>
      <text:p text:style-name="P2">Not really. He's already pissed off. I think he's just permanently that way?</text:p>
      <text:p text:style-name="P2">It's more a8out getting his attention. Using the right 88! Like going fishing.</text:p>
      <text:p text:style-name="P2"><text:soft-page-break/>8ut to do that, you gotta know what he really wants. Like what motiv8tes him. I mean, 8esides indiscrimin8tely killing dead children and huge tentacle monsters.</text:p>
      <text:p text:style-name="P2">Sure. The rumor is he's trying to find that dead alien girl I mentioned, and kill her ghost for good.</text:p>
      <text:p text:style-name="P2">If he catches on to the fact that some of us are looking for her too, and thinks we're hot on her trail, he'll pro8a8ly start following us around and wreaking havoc wherever we go.</text:p>
      <text:p text:style-name="P2">We just have to make sure we're in the right place when he tries to kill us. Oh, also try not to actually die again while we're at it. Haha.</text:p>
      <text:p text:style-name="P2">Sort of! It's actually more the 8ogus idea that we'll lead him to the cheru8, 8ecause we're looking for her too. Which we're o8viously not.</text:p>
      <text:p text:style-name="P2">There's some manipul8tion involved.</text:p>
      <text:p text:style-name="P2">That's a pretty good question. Have to admit, I don't have everything quite figured out yet.</text:p>
      <text:p text:style-name="P2">Shhhhhhh! I'm still talking!</text:p>
      <text:p text:style-name="P2">Nice sentence, genius! Anyway, like I was saying........</text:p>
      <text:p text:style-name="P2">I'm hoping my exploits can spread throughout the ring 8y word of mouth. Tales of my legend, you know?</text:p>
      <text:p text:style-name="P2">Then once he catches on, he'll come looking for us, and then presuma8ly go apeshit with his rain8ow laser 8reath. Metaphysical cataclysm ensues.</text:p>
      <text:p text:style-name="P2">Oh, shut up.</text:p>
      <text:p text:style-name="P2">I said it's a work in progress!!!!!!!!</text:p>
      <text:p text:style-name="P2">We might need to make a 8igger spectacle of ourselves somehow. Get more people involved. I don't know.</text:p>
      <text:p text:style-name="P2">It does seems like he's more drawn toward gr8ter concentr8tions of ghosts.</text:p>
      <text:p text:style-name="P2">There's still plenty of time to figure it out. That's one thing a8out 8eing dead. There's always more time.</text:p>
      <text:p text:style-name="P2">Plus, needless to say, lady luck will ALWAYS 8e on our side! ::::)</text:p>
      <text:p text:style-name="P2"><text:soft-page-break/>_</text:p>
      <text:p text:style-name="P2">41. JE37; TN11: =007297</text:p>
      <text:p text:style-name="P2">You think so?</text:p>
      <text:p text:style-name="P2">Aw, you guys. You're making me 8lush.</text:p>
      <text:p text:style-name="P2">Don't mind him, John. He's just 8eing weird and tooly again.</text:p>
      <text:p text:style-name="P2">It was nice to see you and catch up like this. If we don't meet in another dream soon, don't worry.</text:p>
      <text:p text:style-name="P2">I have a feeling we'll 8e crossing paths again 8efore this is all over!</text:p>
      <text:p text:style-name="P2">_</text:p>
      <text:p text:style-name="P2">42. MINISTRIFE: =007327</text:p>
      <text:p text:style-name="P2">Oh, I see. It's the Peixes wanna8e. So you're the one raising this army. That's hilarious.</text:p>
      <text:p text:style-name="P2">Sorry, I can't join your dum8 army. I'm 8usy pursuing a much more intelligent strategy.</text:p>
      <text:p text:style-name="P2">Not gonna happen!!!!!!!! I am however looking for a large num8er of recruits to follow me on my treasure hunting expedition.</text:p>
      <text:p text:style-name="P2">I need an enormous mo8 of ghosts following me around to get that asshole's attention, so he can wreck more empty space and help me find the treasure! You want in?</text:p>
      <text:p text:style-name="P2">Haha! Wow, I had no idea the Peixes twin was such a riot! At least, I HOPE you were trying to 8e funny with that remark.</text:p>
      <text:p text:style-name="P2">John! Tavros! Stop goofing off over there and come get a load of this chick!!!!!!!!</text:p>
      <text:p text:style-name="P2">Haha! Wow, I had no idea the Peixes twin was such a riot! At least, I HOPE you were trying to 8e funny with that remark.</text:p>
      <text:p text:style-name="P2">John! Tavros! Stop goofing off over there and come get a load of this chick!!!!!!!!</text:p>
      <text:p text:style-name="P2">Oh no. You did NOT just fork-vanish my alt universe ex 8oyfriend. No you DIDN'T!!!!!!!!</text:p>
      <text:p text:style-name="P2">Who do you think you are? Some sort of 8ad girl? Please, that's o8viously my turf.</text:p>
      <text:p text:style-name="P2"><text:soft-page-break/>8ut you clearly want to rum8le, so who am I to deny you the 8eatdown you're angling for?</text:p>
      <text:p text:style-name="P2">Yeah, uh, I don't really DO puns? Mainly 8ecause I'm not a lame wiggler.</text:p>
      <text:p text:style-name="P2">Anyway you sure like to wave that trident around while running your mouth. I wonder if you had any intention of engaging in any actual com8at?</text:p>
      <text:p text:style-name="P2">Guess it's up to me to get this party started, as usual. Watch and learn!!!!!!!!</text:p>
      <text:p text:style-name="P2">Your move, punk! :::;)</text:p>
      <text:p text:style-name="P2">Wow, unreal. What a prima donna! Tavros, can you 8elieve this girl?</text:p>
      <text:p text:style-name="P2">Hey, what are you doing? Stop fidgeting around! Are you looking for something?</text:p>
      <text:p text:style-name="P2">Uh........</text:p>
      <text:p text:style-name="P2">::::|</text:p>
      <text:p text:style-name="P2">????????</text:p>
      <text:p text:style-name="P2">Oh my god. Will you stop????????</text:p>
      <text:p text:style-name="P2">You don't like your gear, just do what I do. Take it to the next level! Check it.</text:p>
      <text:p text:style-name="P2">Hey there, dorky teen Marquise! Nice of you to join us.</text:p>
      <text:p text:style-name="P2">Your friend seems to think she's the only one who can call for 8ackup.</text:p>
      <text:p text:style-name="P2">As if I don't have god tier pals w8ting in the wings too!</text:p>
      <text:p text:style-name="P2">Nothing, Megido. Just a run of the mill afterlife smackdown. You're on my team.</text:p>
      <text:p text:style-name="P2">God dammit, Aradia.</text:p>
      <text:p text:style-name="P2">YEAH!!!!!!!!</text:p>
      <text:p text:style-name="P2">Right on! I knew I could count on you crazy metal 8roads for some mayhem.</text:p>
      <text:p text:style-name="P2">Yeah! Nepeta, 8ack in line. You people need to start taking this 8rawl more seriously.</text:p>
      <text:p text:style-name="P2"><text:soft-page-break/>Hell yes! On this team I have a MAJOR need for expenda8le people.</text:p>
      <text:p text:style-name="P2">Are you fuckers deaf???????? This 8n't a party!</text:p>
      <text:p text:style-name="P2">Tavros, stop crawling around under everyone's feet! You're 8eing so weird.</text:p>
      <text:p text:style-name="P2">Hey, sketchier Ampora! If you touch him again, I will fucking kill you!</text:p>
      <text:p text:style-name="P2">At least as much. Probably a lot more.</text:p>
      <text:p text:style-name="P2">I know. It's getting pretty awkward.</text:p>
      <text:p text:style-name="P2">Agreed.</text:p>
      <text:p text:style-name="P2">I couldn't agree more! Making him think we're all looking for the cheru8 is a very important part of the plan! I guess gr8 minds think alike.</text:p>
      <text:p text:style-name="P2">All the 8etter then! That'll really help sell the ruse.</text:p>
      <text:p text:style-name="P2">I will agree to those terms. This is going to 8e almost too easy.</text:p>
      <text:p text:style-name="P2">_</text:p>
      <text:p text:style-name="P1">Act 6 Act 4</text:p>
      <text:p text:style-name="P2">_</text:p>
      <text:p text:style-name="P1">Act 6 Intermission 4</text:p>
      <text:p text:style-name="P2">_</text:p>
      <text:p text:style-name="P1">Act 6 Act 5</text:p>
      <text:p text:style-name="P2">_</text:p>
      <text:p text:style-name="P1">Act 6 Act 5 Act 2</text:p>
      <text:p text:style-name="P2">_</text:p>
      <text:p text:style-name="P1">Act 6 Act 5 Act 1</text:p>
      <text:p text:style-name="P2">_</text:p>
      <text:p text:style-name="P1">Act 6 Intermission 5</text:p>
      <text:p text:style-name="P2">_</text:p>
      <text:p text:style-name="P2"><text:soft-page-break/>43. JE38: =007852</text:p>
      <text:p text:style-name="P2">Hey, it's John!</text:p>
      <text:p text:style-name="P2">Yeah! Get over here!!!!!!!! </text:p>
      <text:p text:style-name="P2">_</text:p>
      <text:p text:style-name="P2">44. JE39; TN12: =007853</text:p>
      <text:p text:style-name="P2">Nice to see you again, John. It's 8een too long.</text:p>
      <text:p text:style-name="P2">A year for you, may8e. Who even knows how long it's 8een out here, 8ut who cares.</text:p>
      <text:p text:style-name="P2">The point is, as you can see the plan I descri8ed to you 8efore is in full swing.</text:p>
      <text:p text:style-name="P2">Yes. 8ut they aren't 8lack anymore! Not totally.</text:p>
      <text:p text:style-name="P2">Everything's gone exactly as I intended. English has taken the 88, hook line and sinker.</text:p>
      <text:p text:style-name="P2">He's 8een chasing our "extended party" around the ring, 8lowing shit up with his monster 8reath, thus revealing the path to the treasure in the process.</text:p>
      <text:p text:style-name="P2">I must say, for an evil mastermind, the guy is kind of a dope.</text:p>
      <text:p text:style-name="P2">Supposedly his every move is a carefully calcul8ted ploy to assure his existence in the first place, yet here he is wrecking the joint like an oaf, unwittingly helping the hero find the weapon that will finally take him down.</text:p>
      <text:p text:style-name="P2">And we're almost there, too! Although 8y now it's 8ecome em8arrassingly o8vious that the treasure was hidden right around where we started all along.</text:p>
      <text:p text:style-name="P2">These maps have just 8een leading us all in a 8ig stupid circle!</text:p>
      <text:p text:style-name="P2">I should have seen it coming. I guess that's my 8ad. In terms of 8onehead moves, that's English: 1, Vriska: 1, so I guess we're even. 8ut may8e we don't have to mention that detail when we document my heroism in the annals of gr8tness.</text:p>
      <text:p text:style-name="P2">Exactly!</text:p>
      <text:p text:style-name="P2">Haha, I almost forgot how deceptively quick you are on the uptake, John.</text:p>
      <text:p text:style-name="P2"><text:soft-page-break/>Tavros, if you're going to interrupt, don't mum8le. And even then, don't.</text:p>
      <text:p text:style-name="P2">Anyway, I really don't mind the fact that these cryptic treasure maps have led us all on a wild honk8ird chase.</text:p>
      <text:p text:style-name="P2">I've never once complained a8out a good long treasure hunt, and I'm not a8out to start now.</text:p>
      <text:p text:style-name="P2">8esides, with the way spacetime works out here, who can say for sure we would 8e a8le to find the treasure at all unless we traced this exact path?</text:p>
      <text:p text:style-name="P2">No8ody can say that, is who. Least of all English, who as far as I know, can't actually speak so much as issue 8lood curdling roars that cleave the found8tions of reality itself.</text:p>
      <text:p text:style-name="P2">You're of course welcome to join us on our adventure, for as long as you're asleep.</text:p>
      <text:p text:style-name="P2">We could use another hand on deck. I'll even give you a rank and title!</text:p>
      <text:p text:style-name="P2">Wrong.</text:p>
      <text:p text:style-name="P2">Tavros, who's the captain here?</text:p>
      <text:p text:style-name="P2">Last time I checked, it wasn't Swa88y Nitram, Poopmaster Extraordinaire.</text:p>
      <text:p text:style-name="P2">_</text:p>
      <text:p text:style-name="P2">45. JE40: =007854</text:p>
      <text:p text:style-name="P2">We all look amazing as pir8tes.</text:p>
      <text:p text:style-name="P2">This is non-negotia8le.</text:p>
      <text:p text:style-name="P2">_</text:p>
      <text:p text:style-name="P2">46. JE41; TN13; AM1; SC1: =007855</text:p>
      <text:p text:style-name="P2">These are my friends, Aradia and Sollux.</text:p>
      <text:p text:style-name="P2">I have recruited them for this expedition as specialists.</text:p>
      <text:p text:style-name="P2">They aren't really here to do any fighting. 8ut their a8ilities will 8ecome useful once we retrieve the treasure.</text:p>
      <text:p text:style-name="P2">Yeah, and apparently she intends to stay that way?</text:p>
      <text:p text:style-name="P2"><text:soft-page-break/>Hence her principled if somewhat lame commitment to pacifism.</text:p>
      <text:p text:style-name="P2">8ut considering our history together, I'm willing to let 8ygones 8e 8ygones. I'm happy to have her on my crew in whatever capacity she likes.</text:p>
      <text:p text:style-name="P2">Hey!!!!!!!!</text:p>
      <text:p text:style-name="P2">What did I say a8out 8ygones 8eing 8ygones? That's like rule fucking ONE of this ship.</text:p>
      <text:p text:style-name="P2">Anyway, she 8ecame a ro8ot and killed me 8ack, so o8viously we're cool now.</text:p>
      <text:p text:style-name="P2">Yeah! Man, those were the days.</text:p>
      <text:p text:style-name="P2">It's really kind of a shame Gamzee prototyped Eridan's torso parts and swiped his ghost from the afterlife.</text:p>
      <text:p text:style-name="P2">I 8et he would have had a gr8 time on this voyage. I used to own him during our nautical campaigns all the time!</text:p>
      <text:p text:style-name="P2">Gimme a 8r8k, Sollux. As if you don't view them the exact same way.</text:p>
      <text:p text:style-name="P2">You've got real Eridan, and then pretty much a whole 8unch of pretenders out there.</text:p>
      <text:p text:style-name="P2">See? You just called them copies. Even you can't avoid accidentally using a pro8lematic slur which reveals that no matter what you 8elieve a8out your morals, deep down you're always gonna favor the original, while viewing all the others as duplic8tes of lesser value.</text:p>
      <text:p text:style-name="P2">Oh pleeeeeeeease. I hardly think I'm a 8ad person for failing to give a shit a8out a 8illion meaningless dead Nepetas, do you?!</text:p>
      <text:p text:style-name="P2">What am I seriously supposed to do? Fly around and 8efriend each one individually?</text:p>
      <text:p text:style-name="P2">Sorry, I have 8etter things to do with my time. Let's try to 8e at least somewhat practical here.</text:p>
      <text:p text:style-name="P2">Oh shut up.</text:p>
      <text:p text:style-name="P2">_</text:p>
      <text:p text:style-name="P2">47. JE42; MP1: =007856</text:p>
      <text:p text:style-name="P2">Of course!</text:p>
      <text:p text:style-name="P2"><text:soft-page-break/>That's my army.</text:p>
      <text:p text:style-name="P2">Ok, I mean OUR army.</text:p>
      <text:p text:style-name="P2">8ut like, on 8oats.</text:p>
      <text:p text:style-name="P2">John, help me out. I seem to 8e having trou8le remem8ering which one of us is the captain.</text:p>
      <text:p text:style-name="P2">Was it the dork in 8lue pajamas, or was it the veteran sailor in the rad captain's coat?</text:p>
      <text:p text:style-name="P2">That's right, the captain was me! And I say it's an army that happens to 8e on a 8unch of 8oats.</text:p>
      <text:p text:style-name="P2">Thousands of ghosts. Primarily those of old friends and acquaintances.</text:p>
      <text:p text:style-name="P2">_</text:p>
      <text:p text:style-name="P2">48. JE43; TN14; MP2; ArSe1: =007857</text:p>
      <text:p text:style-name="P2">We've amassed a coalition of eager volunteers ready to lay down their ghost lives for a worthy cause.</text:p>
      <text:p text:style-name="P2">When we're ready for that, yes. 8ut we need the treasure first.</text:p>
      <text:p text:style-name="P2">So for now they're sailing well ahead of us in large num8ers to attract his attention, so he can do more damage to the ring and fill out the rest of our maps.</text:p>
      <text:p text:style-name="P2">We should 8e very gr8teful for their 8ravery. They are making a no8le sacrifice for us all.</text:p>
      <text:p text:style-name="P2">God DAMMIT, Tavros.</text:p>
      <text:p text:style-name="P2">We really don't need your play 8y play commentary on everything!</text:p>
      <text:p text:style-name="P2">No!</text:p>
      <text:p text:style-name="P2">Well, not all of them.</text:p>
      <text:p text:style-name="P2">Once you group enough together, others tend to latch on to the mo8 out of curiosity. We trolls have a way of clustering together naturally.</text:p>
      <text:p text:style-name="P2">You've got to understand, John. Most of these people are pretty self a8sor8ed. They just needed a little 8it of persuasion to join the cause.</text:p>
      <text:p text:style-name="P2">8ut all these stu88orn jackasses are going to dou8le die anyway <text:soft-page-break/>if we don't all work together and kill this guy!</text:p>
      <text:p text:style-name="P2">This is WAR, John. In times of war, difficult decisions have to 8e made with the lives of many.</text:p>
      <text:p text:style-name="P2">Just think of me as a general giving orders to my troops. It just happens that the orders are a little more direct in this case.</text:p>
      <text:p text:style-name="P2">Yeah yeah.</text:p>
      <text:p text:style-name="P2">All hail Her Imperious Teen Condescension, the fresh new face of tyranny, Supreme Admiral Peixes.</text:p>
      <text:p text:style-name="P2">At this time I would like to motion for a fifteen minute 8owing 8r8k so that we may demonstr8te our reverence for this 8old, spunky leader.</text:p>
      <text:p text:style-name="P2">Tavros, stop 8owing. That was a joke.</text:p>
      <text:p text:style-name="P2">Well, I do have a little help.</text:p>
      <text:p text:style-name="P2">John, did I mention?</text:p>
      <text:p text:style-name="P2">My ancestor........</text:p>
      <text:p text:style-name="P2">She is THE 8EST.</text:p>
      <text:p text:style-name="P2">See what I mean??</text:p>
      <text:p text:style-name="P2">The 8est.</text:p>
      <text:p text:style-name="P2">Well put, Marquise. I've always felt the exact same way!</text:p>
      <text:p text:style-name="P2">_</text:p>
      <text:p text:style-name="P2">49. JE44: =007879</text:p>
      <text:p text:style-name="P2">No, John. It's definitely pretty weird that ghosts have to pee.</text:p>
      <text:p text:style-name="P2">You get used to life as a ghost pretty fast, though.</text:p>
      <text:p text:style-name="P2">Yeah. That's why you get used to it pretty fast, dummy!</text:p>
      <text:p text:style-name="P2">_</text:p>
      <text:p text:style-name="P2">50. ArSe2: =007907</text:p>
      <text:p text:style-name="P2">WOW, WHAT A STORY!!!!!!!!</text:p>
      <text:p text:style-name="P2">WASN'T THAT STORY GR8 EVERYONE?</text:p>
      <text:p text:style-name="P2">WOW!!!!!!!!</text:p>
      <text:p text:style-name="P2"><text:soft-page-break/>_</text:p>
      <text:p text:style-name="P2">51. ArSe3: =007908</text:p>
      <text:p text:style-name="P2">Hell yeah!</text:p>
      <text:p text:style-name="P2">Oh my god. That leprechaun stuff? Soooooooo good.</text:p>
      <text:p text:style-name="P2">Right guys?</text:p>
      <text:p text:style-name="P2">Mindfang, have I told you how gr8 it's 8een to get to know each other, and team up on adventures and stuff?</text:p>
      <text:p text:style-name="P2">I really feel like you've helped me get in touch with my ancestral roots. Mainly as a kickass storyteller.</text:p>
      <text:p text:style-name="P2">It was like this whole part of my personality I was never aware of. Like the part that's compelled to just outright explain tons of really interesting things to people, while sparing no detail whatsoever.</text:p>
      <text:p text:style-name="P2">It's made me feel a lot closer to understanding my aspect, as well as closer to you. So I just wanted to say, thanks!</text:p>
      <text:p text:style-name="P2">Haha, stop! You're going to make me start tearing up.</text:p>
      <text:p text:style-name="P2">Get over here and give me a hug, alpha sister.</text:p>
      <text:p text:style-name="P2">_</text:p>
      <text:p text:style-name="P2">52. SC2; AM2; JE45: =007925</text:p>
      <text:p text:style-name="P2">Hey guys! Stop dragging your feet 8ack there! You're falling so far 8ehind, you're starting to look tiny and ridiculous from here.</text:p>
      <text:p text:style-name="P2">The treasure should 8e 8uried just up ahead. Let's pick up the pace!</text:p>
      <text:p text:style-name="P2">Sollux, will you just let Aranea heal your eyes already and catch the fuck up?</text:p>
      <text:p text:style-name="P2">_</text:p>
      <text:p text:style-name="P2">53. SC3; AM3; JE46: =007931</text:p>
      <text:p text:style-name="P2">Are you coming or what!</text:p>
      <text:p text:style-name="P2">_</text:p>
      <text:p text:style-name="P2">54. ArSe4: =007934</text:p>
      <text:p text:style-name="P2"><text:soft-page-break/>W8 a minute........</text:p>
      <text:p text:style-name="P2">_</text:p>
      <text:p text:style-name="P2">55. Arse5: =007935</text:p>
      <text:p text:style-name="P2">Mindfang, I said shut up.</text:p>
      <text:p text:style-name="P2">W8.</text:p>
      <text:p text:style-name="P2">Now w8 just a goddamn minute.</text:p>
      <text:p text:style-name="P2">Hoooooooold on.</text:p>
      <text:p text:style-name="P2">Are you telling me,</text:p>
      <text:p text:style-name="P2">Are you SERIOUSLY telling me,</text:p>
      <text:p text:style-name="P2">That ring........</text:p>
      <text:p text:style-name="P2">No.</text:p>
      <text:p text:style-name="P2">Just........</text:p>
      <text:p text:style-name="P2">Noooooooo.</text:p>
      <text:p text:style-name="P2">8ack it up.</text:p>
      <text:p text:style-name="P2">For just a silk spinning MINUTE.</text:p>
      <text:p text:style-name="P2">_</text:p>
      <text:p text:style-name="P2">56. ArSe6; JE47: =007936</text:p>
      <text:p text:style-name="P3">THAT FUCKING GUY!!!!!!!!</text:p>
      <text:p text:style-name="P2">_</text:p>
      <text:p text:style-name="P2">57. =007937</text:p>
      <text:p text:style-name="P2">Are you kidding me.</text:p>
      <text:p text:style-name="P2">_</text:p>
      <text:p text:style-name="P2">58. =007938</text:p>
      <text:p text:style-name="P2">ARE YOU KIDDING ME.</text:p>
      <text:p text:style-name="P2">_</text:p>
      <text:p text:style-name="P2">59. =007939</text:p>
      <text:p text:style-name="P2">RAAAAAAAARARRAAUUUUUUUUAAAAUUAGGGGGGGGHHHHHHHH!</text:p>
      <text:p text:style-name="P2"><text:soft-page-break/>_</text:p>
      <text:p text:style-name="P2">60. TN15: =007940</text:p>
      <text:p text:style-name="P2">Tavros!!!!!!!!</text:p>
      <text:p text:style-name="P2">What did you do with that ring?!</text:p>
      <text:p text:style-name="P2">_</text:p>
      <text:p text:style-name="P2">61. TN16: =007941</text:p>
      <text:p text:style-name="P2">Don't play dum8 with me. That ring you had.</text:p>
      <text:p text:style-name="P2">You know, the same one the orange guy tried to give me?</text:p>
      <text:p text:style-name="P2">You actually think I'm making this up? Why would I make up a story a8out an orange guy?!</text:p>
      <text:p text:style-name="P2">What kind of juvenile fuckup do you take me for????????</text:p>
      <text:p text:style-name="P2">The orange guy was real. He was surrounded 8y a 8unch of stupid fucking horses, and he tried to give me a ring so I knocked him out cold.</text:p>
      <text:p text:style-name="P2">And then l8ter YOU found it.</text:p>
      <text:p text:style-name="P2">Yes you did! Don't lie to me.</text:p>
      <text:p text:style-name="P2">You had the ring, and you and John were fighting over it 8ehind your 8acks like a couple of idiots for a while.</text:p>
      <text:p text:style-name="P2">What, you think I didn't notice?!</text:p>
      <text:p text:style-name="P2">Well I did! And I didn't care 8ecause I didn't think the ring did jack shit!</text:p>
      <text:p text:style-name="P5"><text:span text:style-name="T1">VRISKA: 8ut now that I know it does jack A WHOLE FUCKING LOT, I would like you to stop 8ehaving like a disingenuous, argument8tive ASSH8LE and </text:span><text:span text:style-name="T2">T8LL ME WHERE IT IS.</text:span></text:p>
      <text:p text:style-name="P2">What do you mean it's gone!</text:p>
      <text:p text:style-name="P2">_</text:p>
      <text:p text:style-name="P2">62. TN17: =007942</text:p>
      <text:p text:style-name="P2">Why was it precious to you?? Are you telling me you knew what it did! </text:p>
      <text:p text:style-name="P2">Well whatever lame reason you wanted that ring, forget it. It's <text:soft-page-break/>o8viously a much more important magical item than either of us gave it credit for.</text:p>
      <text:p text:style-name="P2">As soon as we get the treasure out of this cave, you're going to lead us 8ack to wherever you lost it, and we're gonna look for it!</text:p>
      <text:p text:style-name="P2">Is that understood, Poopmaster Nitram????????</text:p>
      <text:p text:style-name="P2">What do you mean no? That was an order!</text:p>
      <text:p text:style-name="P2">Tavros, what exactly are you trying to say?</text:p>
      <text:p text:style-name="P2">_</text:p>
      <text:p text:style-name="P2">63. TN18: =007943</text:p>
      <text:p text:style-name="P2">Where do you think you're going?!</text:p>
      <text:p text:style-name="P2">Get 8ack here! You c8n't just fly aw8y from me like th8t!!!!!!!!</text:p>
      <text:p text:style-name="P2">S8LF ESTEEMS MY 8SS! I SAID G8T 8ACK HERE!!!!!!!!</text:p>
      <text:p text:style-name="P2">IF YOU GO OUT THERE AL8NE YOU'RE G8ING TO DIE, Y8U P8THETIC PI8CE OF SHIT!!!!!!!!</text:p>
      <text:p text:style-name="P2">_</text:p>
      <text:p text:style-name="P2">64. TN19: =007944</text:p>
      <text:p text:style-name="P2">WE CAN ALL HEAR YOU WH8SPERING FROM D8WN HERE SHIT F8R 8RAINS!!!!!!!!</text:p>
      <text:p text:style-name="P2">_</text:p>
      <text:p text:style-name="P2">65. SC4; MP3: =007945</text:p>
      <text:p text:style-name="P2">What?? No, Sollux, w8!</text:p>
      <text:p text:style-name="P2">WHAT!</text:p>
      <text:p text:style-name="P2">No they f8cking won't!!!!!!!!</text:p>
      <text:p text:style-name="P2">I d8dn't hear them say shit!</text:p>
      <text:p text:style-name="P2">YOU'RE BLIND, H8W COULD YOU SEE A "ME8NINGFUL GLANCE"????????</text:p>
      <text:p text:style-name="P2">No, they can't go! Commodore Nepeta and Rear Admiral Feferi are 8oth critical mem8ers of my crew!</text:p>
      <text:p text:style-name="P2">This is mutiny!!!!!!!!</text:p>
      <text:p text:style-name="P2"><text:soft-page-break/>Excuse me?!</text:p>
      <text:p text:style-name="P2">No they don't! Come on, I just gave them titles that sounded cool!</text:p>
      <text:p text:style-name="P2">How can you outrank a captain????????</text:p>
      <text:p text:style-name="P2">A commodore outranks a captain?!</text:p>
      <text:p text:style-name="P2">No, 8ut!</text:p>
      <text:p text:style-name="P2">I thought a rear admiral was like...</text:p>
      <text:p text:style-name="P2">Some sort of JOKE rank!</text:p>
      <text:p text:style-name="P2">Who can take a rear admiral seriously? It might as well 8e a poopmaster!</text:p>
      <text:p text:style-name="P2">_</text:p>
      <text:p text:style-name="P2">66. JE48: =007947</text:p>
      <text:p text:style-name="P2">GOOD RIDD8NCE YOU 8ACKSTA88ING INGR8TES!</text:p>
      <text:p text:style-name="P2">I HOPE LORD ENGLISH E8TS YOU 8LL!!!!!!!!</text:p>
      <text:p text:style-name="P2">WH8T!</text:p>
      <text:p text:style-name="P2">What a8out it!</text:p>
      <text:p text:style-name="P2">You do??</text:p>
      <text:p text:style-name="P2">Where! Let me see!!</text:p>
      <text:p text:style-name="P2">You were wearing it??</text:p>
      <text:p text:style-name="P2">Why? And why were you playing keepaway with it in the first place!</text:p>
      <text:p text:style-name="P2">I mean, aside from the o8vious fact that messing with Tavros is its own hilarious reward.</text:p>
      <text:p text:style-name="P2">This is perfect!</text:p>
      <text:p text:style-name="P2">That means all you have to do is put it on when you wake up, then come find me the next time you go to sleep!</text:p>
      <text:p text:style-name="P2">_</text:p>
      <text:p text:style-name="P2">67. JE49: =007948</text:p>
      <text:p text:style-name="P2">May8e?</text:p>
      <text:p text:style-name="P2"><text:soft-page-break/>You'll THINK about it??</text:p>
      <text:p text:style-name="P2">Right! All the 8etter reason to let me use it!</text:p>
      <text:p text:style-name="P2">W8. You're not ACTUALLY thinking of giving it to someone else, are you?</text:p>
      <text:p text:style-name="P2">That's my ring! The orange guy gave it to ME!</text:p>
      <text:p text:style-name="P2">John, w8!</text:p>
      <text:p text:style-name="P2">I hope we're not parting on 8ad terms here.</text:p>
      <text:p text:style-name="P2">You aren't holding all this treasure hunting shit against me like Tavros is, right?</text:p>
      <text:p text:style-name="P2">We're still cool, right John?</text:p>
      <text:p text:style-name="P2">If you have to leave, I get that, 8ut I really want us to stay friends!</text:p>
      <text:p text:style-name="P2">I always felt like we had a special 8ond, John. Like we're 8oth always in the position of having to take charge as leaders, even if we never asked for that responsi8ility.</text:p>
      <text:p text:style-name="P2">And I don't wanna pressure you into anything, 8ut I would really appreci8 it if you'd at least think a8out me next time you take a nap with that ring on!</text:p>
      <text:p text:style-name="P2">Even if they're what?</text:p>
      <text:p text:style-name="P2">_</text:p>
      <text:p text:style-name="P2">68. JE50: =007949</text:p>
      <text:p text:style-name="P5"><text:span text:style-name="T1">Honestly </text:span><text:span text:style-name="T2">what?</text:span></text:p>
      <text:p text:style-name="P2">_</text:p>
      <text:p text:style-name="P2">69. JE51: =007950</text:p>
      <text:p text:style-name="P2">Fine.</text:p>
      <text:p text:style-name="P2">Don't give me the ring then.</text:p>
      <text:p text:style-name="P2">Actually, you know what? Even if you change your mind some day, forget it!</text:p>
      <text:p text:style-name="P2">I don't even want it anymore.</text:p>
      <text:p text:style-name="P2">No.</text:p>
      <text:p text:style-name="P2"><text:soft-page-break/>I've 8een dead this long. What's a little longer.</text:p>
      <text:p text:style-name="P2">Keep your ring. I don't want anyone's pity.</text:p>
      <text:p text:style-name="P2">So 8eat it, Eg8ert.</text:p>
      <text:p text:style-name="P2">........</text:p>
      <text:p text:style-name="P2">WELL????????</text:p>
      <text:p text:style-name="P2">JOHN, I THOUGHT YOU WERE LEAVING.</text:p>
      <text:p text:style-name="P2">WHAT ARE YOU A FUCKING IDIOT?! DON'T GO YET.</text:p>
      <text:p text:style-name="P2">Look, you made yourself perfectly clear. You think I'm a heartless monster, and you don't want to help me out.</text:p>
      <text:p text:style-name="P2">Whatever!</text:p>
      <text:p text:style-name="P2">8ut are you SERIOUSLY going to check out of this dream like TWO MINUTES 8efore you see what the treasure is?!</text:p>
      <text:p text:style-name="P2">Holy crap, dude. Where is your sense of curiosity????????</text:p>
      <text:p text:style-name="P2">If I can manage to put up with you for a little longer, I think you can stand my morally 8ankrupt company long enough to find out what this thing is.</text:p>
      <text:p text:style-name="P2">Why am I the only person in paradox space who actually THINKS!</text:p>
      <text:p text:style-name="P2">Good.</text:p>
      <text:p text:style-name="P2">_</text:p>
      <text:p text:style-name="P2">70. =007951</text:p>
      <text:p text:style-name="P2">Party's over, folks.</text:p>
      <text:p text:style-name="P2">The pir8 playtime wiggler jam8oree was fun while it lasted.</text:p>
      <text:p text:style-name="P2">8ut it's time to get serious.</text:p>
      <text:p text:style-name="P2">_</text:p>
      <text:p text:style-name="P2">71. =007952</text:p>
      <text:p text:style-name="P2">The treasure's down there.</text:p>
      <text:p text:style-name="P2">If my guess is right, it should 8e 8uried in one of his ancient memories.</text:p>
      <text:p text:style-name="P2">8y now we've all 8een wind8agged to hell and 8ack 8y my dear <text:soft-page-break/>ancestor.</text:p>
      <text:p text:style-name="P2">So I'll trust no8ody's gonna mind indulging one of MY stories.</text:p>
      <text:p text:style-name="P2">There was a pretty good yarn a8out this treasure I read once during our travels.</text:p>
      <text:p text:style-name="P2">Found it in some damn memory, who knows whose.</text:p>
      <text:p text:style-name="P2">It was a good read. IMPECCA8LE prose. Failing to do it justice would be the real matter of gray morality here, if you ask me.</text:p>
      <text:p text:style-name="P2">8ut right now I 8n't in the mood to figure out how not to make it fucking suck.</text:p>
      <text:p text:style-name="P2">So I'll just say this.</text:p>
      <text:p text:style-name="P2">It was supposedly a weapon that once 8elonged to him.</text:p>
      <text:p text:style-name="P2">8ut he could never use it without altering its nature.</text:p>
      <text:p text:style-name="P2">Meaning he could only use it once.</text:p>
      <text:p text:style-name="P2">So he did.</text:p>
      <text:p text:style-name="P2">After that, it could only 8e used again one more time.</text:p>
      <text:p text:style-name="P2">And only as a weapon against him.</text:p>
      <text:p text:style-name="P2">Knowing it was one of the keys to his defeat, he had it locked away deep in the void.</text:p>
      <text:p text:style-name="P2">That's it. Part one of my story. Hold your applause.</text:p>
      <text:p text:style-name="P2">Guess we'll find out if that's true.</text:p>
      <text:p text:style-name="P2">Or if it turns out all my despica8le shit was in vain.</text:p>
      <text:p text:style-name="P2">_</text:p>
      <text:p text:style-name="P2">72. =007953</text:p>
      <text:p text:style-name="P2">Not that it would even matter to some people.</text:p>
      <text:p text:style-name="P2">You know, they can say whatever they want a8out me.</text:p>
      <text:p text:style-name="P2">8ut somewhere out there is a shimmering new universe growing in a 8ig 8all of water.</text:p>
      <text:p text:style-name="P2">He's looking hells of majestic. Amphi8ious and resplendent. His glorious croak would 8ring you to your knees.</text:p>
      <text:p text:style-name="P2"><text:soft-page-break/>That universe is going to give life to 8illions of trillions of zillions of cute little aliens.</text:p>
      <text:p text:style-name="P2">You wouldn't even 8elieve how pretty and wonderful and happy all these aliens will 8e. It's making your lip trem8le just thinking a8out them, and how worth saving they are. Wow.</text:p>
      <text:p text:style-name="P2">You could walk up to one of those aliens and put your hand on its innocent shoulder, and with a str8 face you could say, "Sorry to 8r8k it to you. 8ut tomorrow, a guy named Lord English is going to destroy your universe. You are all going to die."</text:p>
      <text:p text:style-name="P2">And when that alien looks up at you with tears in its eyes, just 8efore the first one rolls down its weird alien cheek, you lean in close to its a8surd alien ear and whisper, "Psyche."</text:p>
      <text:p text:style-name="P2">That's 8ecause you know a long time ago, in an o8scure pocket of reality the alien could never understand or give a shit a8out, some crazy girl sacrificed the "lives" of a 8unch ghosts in order to kill that guy forever.</text:p>
      <text:p text:style-name="P2">They were already a million sweeps past their prime, existing on 8orrowed time, luxuri8ting in a kind of 8izarre metaphysical longevity few others will ever enjoy.</text:p>
      <text:p text:style-name="P2">Just a fresh 8atch of 88 the squid gods kept on ice for an ins8tia8le fisherman cause they were sick of 8eing hunted themselves.</text:p>
      <text:p text:style-name="P2">Those ghosts were all that stood in the way of an end to this eternal holocaust, and sparing their souls 8n't different in my view from personally committing atrocities on a cosmic fucking scale.</text:p>
      <text:p text:style-name="P2">I only ever wanted to do the right thing no matter how it made people judge me, and I don't need a magic ring to do that.</text:p>
      <text:p text:style-name="P2">You don't have to 8e alive to make yourself relevant.</text:p>
      <text:p text:style-name="P2">And you don't have to 8e a good person to 8e a hero.</text:p>
      <text:p text:style-name="P2">You just have to know who you are and stay true to that.</text:p>
      <text:p text:style-name="P2">So I'm going to keep fighting for people the only way I ever knew how.</text:p>
      <text:p text:style-name="P2">_</text:p>
      <text:p text:style-name="P2">73. =007594</text:p>
      <text:p text:style-name="P2"><text:soft-page-break/>8y 8eing me.</text:p>
      <text:p text:style-name="P2">_</text:p>
      <text:p text:style-name="P2">74. JE52; MP4; AM4: =007973</text:p>
      <text:p text:style-name="P2">Will you guys hurry up??</text:p>
      <text:p text:style-name="P2">This is seriously some of the most half assed treasure hunting I've ever seen.</text:p>
      <text:p text:style-name="P2">_</text:p>
      <text:p text:style-name="P2">75. JE53: =007974</text:p>
      <text:p text:style-name="P2">Yeah!</text:p>
      <text:p text:style-name="P2">Yes, that was going to 8e part two of my story.</text:p>
      <text:p text:style-name="P2">Which starts right now!</text:p>
      <text:p text:style-name="P2">This thing is some sort of juju.</text:p>
      <text:p text:style-name="P2">As I'm sure you know 8y now, jujus are magic items that can do all sorts of things. 8end time and space, trap souls inside them, stuff like that.</text:p>
      <text:p text:style-name="P2">The more potent jujus tend to 8e pretty versatile. I dou8t even he knew the full extent of its powers.</text:p>
      <text:p text:style-name="P2">He supposedly got this thing as a 8oon for slaying a very powerful denizen. As if the guy even needed any more sick endgame rewards.</text:p>
      <text:p text:style-name="P2">That's all I'm gonna say for the moment, since I'm sure everyone is dying to see it 8y now.</text:p>
      <text:p text:style-name="P2">Only a complete asshole would make us w8 any longer to get a look at this thing.</text:p>
      <text:p text:style-name="P2">_</text:p>
      <text:p text:style-name="P2">76. AH1: =007980</text:p>
      <text:p text:style-name="P6"><text:span text:style-name="T4"><draw:frame draw:style-name="fr1" text:anchor-type="as-char" svg:width="0.1563in" svg:height="0.1457in" draw:z-index="0"><draw:image xlink:href="Pictures/200000080000018D0000017229D2CC83.wmf" xlink:type="simple" xlink:show="embed" xlink:actuate="onLoad"/></draw:frame></text:span><text:span text:style-name="T1">FUCK YOU!!!!!!!!</text:span><text:span text:style-name="T4"><draw:frame draw:style-name="fr1" text:anchor-type="as-char" svg:width="0.1563in" svg:height="0.1457in" draw:z-index="1"><draw:image xlink:href="Pictures/200000080000018D0000017229D2CC83.wmf" xlink:type="simple" xlink:show="embed" xlink:actuate="onLoad"/></draw:frame></text:span></text:p>
      <text:p text:style-name="P2">_</text:p>
      <text:p text:style-name="P2">77. AH2: =007981</text:p>
      <text:p text:style-name="P5"><text:span text:style-name="T4"><draw:frame draw:style-name="fr1" text:anchor-type="as-char" svg:width="0.1563in" svg:height="0.1457in" draw:z-index="2"><draw:image xlink:href="Pictures/200000080000018D0000017229D2CC83.wmf" xlink:type="simple" xlink:show="embed" xlink:actuate="onLoad"/></draw:frame></text:span><text:span text:style-name="T1">FUUUUUUUUCK YOOOOOOOOUUUUUUUU!!!!!!!!</text:span><text:span text:style-name="T4"><draw:frame draw:style-name="fr1" text:anchor-type="as-char" svg:width="0.1563in" svg:height="0.1457in" draw:z-index="3"><draw:image xlink:href="Pictures/200000080000018D0000017229D2CC83.wmf" xlink:type="simple" xlink:show="embed" xlink:actuate="onLoad"/></draw:frame></text:span></text:p>
      <text:p text:style-name="P5"><text:soft-page-break/><text:span text:style-name="T4"><draw:frame draw:style-name="fr1" text:anchor-type="as-char" svg:width="0.1563in" svg:height="0.1457in" draw:z-index="4"><draw:image xlink:href="Pictures/200000080000018D0000017229D2CC83.wmf" xlink:type="simple" xlink:show="embed" xlink:actuate="onLoad"/></draw:frame></text:span><text:span text:style-name="T1">FUCK YOU!</text:span><text:span text:style-name="T4"><draw:frame draw:style-name="fr1" text:anchor-type="as-char" svg:width="0.1563in" svg:height="0.1457in" draw:z-index="5"><draw:image xlink:href="Pictures/200000080000018D0000017229D2CC83.wmf" xlink:type="simple" xlink:show="embed" xlink:actuate="onLoad"/></draw:frame></text:span></text:p>
      <text:p text:style-name="P5"><text:span text:style-name="T4"><draw:frame draw:style-name="fr1" text:anchor-type="as-char" svg:width="0.1563in" svg:height="0.1457in" draw:z-index="6"><draw:image xlink:href="Pictures/200000080000018D0000017229D2CC83.wmf" xlink:type="simple" xlink:show="embed" xlink:actuate="onLoad"/></draw:frame></text:span><text:span text:style-name="T1">FUCK YOU!</text:span><text:span text:style-name="T4"><draw:frame draw:style-name="fr1" text:anchor-type="as-char" svg:width="0.1563in" svg:height="0.1457in" draw:z-index="7"><draw:image xlink:href="Pictures/200000080000018D0000017229D2CC83.wmf" xlink:type="simple" xlink:show="embed" xlink:actuate="onLoad"/></draw:frame></text:span></text:p>
      <text:p text:style-name="P5"><text:span text:style-name="T4"><draw:frame draw:style-name="fr1" text:anchor-type="as-char" svg:width="0.1563in" svg:height="0.1457in" draw:z-index="8"><draw:image xlink:href="Pictures/200000080000018D0000017229D2CC83.wmf" xlink:type="simple" xlink:show="embed" xlink:actuate="onLoad"/></draw:frame></text:span><text:span text:style-name="T1">FUCK YOU!</text:span><text:span text:style-name="T4"><draw:frame draw:style-name="fr1" text:anchor-type="as-char" svg:width="0.1563in" svg:height="0.1457in" draw:z-index="9"><draw:image xlink:href="Pictures/200000080000018D0000017229D2CC83.wmf" xlink:type="simple" xlink:show="embed" xlink:actuate="onLoad"/></draw:frame></text:span></text:p>
      <text:p text:style-name="P5"><text:span text:style-name="T4"><draw:frame draw:style-name="fr1" text:anchor-type="as-char" svg:width="0.1563in" svg:height="0.1457in" draw:z-index="10"><draw:image xlink:href="Pictures/200000080000018D0000017229D2CC83.wmf" xlink:type="simple" xlink:show="embed" xlink:actuate="onLoad"/></draw:frame></text:span><text:span text:style-name="T1">FUCK YOU!</text:span><text:span text:style-name="T4"><draw:frame draw:style-name="fr1" text:anchor-type="as-char" svg:width="0.1563in" svg:height="0.1457in" draw:z-index="11"><draw:image xlink:href="Pictures/200000080000018D0000017229D2CC83.wmf" xlink:type="simple" xlink:show="embed" xlink:actuate="onLoad"/></draw:frame></text:span></text:p>
      <text:p text:style-name="P5"><text:span text:style-name="T4"><draw:frame draw:style-name="fr1" text:anchor-type="as-char" svg:width="0.1563in" svg:height="0.1457in" draw:z-index="12"><draw:image xlink:href="Pictures/200000080000018D0000017229D2CC83.wmf" xlink:type="simple" xlink:show="embed" xlink:actuate="onLoad"/></draw:frame></text:span><text:span text:style-name="T1">FUCK YOU!</text:span><text:span text:style-name="T4"><draw:frame draw:style-name="fr1" text:anchor-type="as-char" svg:width="0.1563in" svg:height="0.1457in" draw:z-index="13"><draw:image xlink:href="Pictures/200000080000018D0000017229D2CC83.wmf" xlink:type="simple" xlink:show="embed" xlink:actuate="onLoad"/></draw:frame></text:span></text:p>
      <text:p text:style-name="P5"><text:span text:style-name="T4"><draw:frame draw:style-name="fr1" text:anchor-type="as-char" svg:width="0.1563in" svg:height="0.1457in" draw:z-index="14"><draw:image xlink:href="Pictures/200000080000018D0000017229D2CC83.wmf" xlink:type="simple" xlink:show="embed" xlink:actuate="onLoad"/></draw:frame></text:span><text:span text:style-name="T1">FUCK YOU!</text:span><text:span text:style-name="T4"><draw:frame draw:style-name="fr1" text:anchor-type="as-char" svg:width="0.1563in" svg:height="0.1457in" draw:z-index="15"><draw:image xlink:href="Pictures/200000080000018D0000017229D2CC83.wmf" xlink:type="simple" xlink:show="embed" xlink:actuate="onLoad"/></draw:frame></text:span></text:p>
      <text:p text:style-name="P5"><text:span text:style-name="T4"><draw:frame draw:style-name="fr1" text:anchor-type="as-char" svg:width="0.1563in" svg:height="0.1457in" draw:z-index="16"><draw:image xlink:href="Pictures/200000080000018D0000017229D2CC83.wmf" xlink:type="simple" xlink:show="embed" xlink:actuate="onLoad"/></draw:frame></text:span><text:span text:style-name="T1">FUCK YOU!</text:span><text:span text:style-name="T4"><draw:frame draw:style-name="fr1" text:anchor-type="as-char" svg:width="0.1563in" svg:height="0.1457in" draw:z-index="17"><draw:image xlink:href="Pictures/200000080000018D0000017229D2CC83.wmf" xlink:type="simple" xlink:show="embed" xlink:actuate="onLoad"/></draw:frame></text:span></text:p>
      <text:p text:style-name="P5"><text:span text:style-name="T4"><draw:frame draw:style-name="fr1" text:anchor-type="as-char" svg:width="0.1563in" svg:height="0.1457in" draw:z-index="18"><draw:image xlink:href="Pictures/200000080000018D0000017229D2CC83.wmf" xlink:type="simple" xlink:show="embed" xlink:actuate="onLoad"/></draw:frame></text:span><text:span text:style-name="T1">FUCK YOU!</text:span><text:span text:style-name="T4"><draw:frame draw:style-name="fr1" text:anchor-type="as-char" svg:width="0.1563in" svg:height="0.1457in" draw:z-index="19"><draw:image xlink:href="Pictures/200000080000018D0000017229D2CC83.wmf" xlink:type="simple" xlink:show="embed" xlink:actuate="onLoad"/></draw:frame></text:span></text:p>
      <text:p text:style-name="P2">_</text:p>
      <text:p text:style-name="P2">78. AH3: =007982</text:p>
      <text:p text:style-name="P2">OHHHHHHHH NOOOOOOO!!!!!!!!</text:p>
      <text:p text:style-name="P2">OH FUUUUUUUUUUUUUUUUUUUUUUUUUUUUUUUUCK NOOOOOOOOOOOOOOOOOOOOOOOOOOOOOOOO!</text:p>
      <text:p text:style-name="P5"><text:span text:style-name="T1">WE'RE G8ING TO LOOK AT WH8T'S IN THIS CH8ST </text:span><text:span text:style-name="T2">RIGHT N8W!!!!!!!!</text:span></text:p>
      <text:p text:style-name="P2">DO YOU HE8R ME Y8U F8CK?</text:p>
      <text:p text:style-name="P2">I D8DN'T SCRAPE AND CLAW MY W8Y 8ACK TO RELEV8NCE F8R THIS SHIT!</text:p>
      <text:p text:style-name="P5"><text:span text:style-name="T1">I'M DOING S8METHING </text:span><text:span text:style-name="T2">F8CKING IMPORTANT! </text:span><text:span text:style-name="T1">AND WHEN I DO SOMETH8NG </text:span><text:span text:style-name="T2">FUCKING IMPORT8NT</text:span><text:span text:style-name="T1">, EVERY88DY 8ETTER D8MN WELL </text:span><text:span text:style-name="T2">PAY ATT8NTION TO ME!!!!!!!!</text:span></text:p>
      <text:p text:style-name="P2">YOU DON'T TH8NK I'M ON TO YOU 8Y NOW? AS IF I C8N'T SENSE WH8N SOME SORT OF 8ULLFUCKERY IS AFOOT????????</text:p>
      <text:p text:style-name="P5"><text:span text:style-name="T1">YOU DON'T THINK 8'M WISE TO YO8R </text:span><text:span text:style-name="T2">FUCKING G8MES????????</text:span></text:p>
      <text:p text:style-name="P2">GO AHEAD! TRY AND FUCK W8TH US SOME M8RE!</text:p>
      <text:p text:style-name="P2">MAKE MY D8Y YOU PI8CE OF SHIT!</text:p>
      <text:p text:style-name="P2">EVERYONE HERE WANTS TO KNOW WH8T'S IN THIS CHEST, SO THAT'S EX8CTLY WHAT THEY'RE GONNA SEE!</text:p>
      <text:p text:style-name="P2">THERE'S PRO8A8LY SOME IDEAL WAY FOR ME TO REVEAL THIS THING TO M8KE IT SEEM AS COOL AS POSSI8LE, 8UT Y8U KNOW WHAT!</text:p>
      <text:p text:style-name="P2">I DON'T GIVE A F8CK!!!!!!!!</text:p>
      <text:p text:style-name="P2"><text:soft-page-break/>I'M JUST G8NNA DUMP IT OUT ON THE FLOOR RIGHT HERE AND NOW!</text:p>
      <text:p text:style-name="P2">_</text:p>
      <text:p text:style-name="P2">79. AH4: =007983</text:p>
      <text:p text:style-name="P2">THERE!</text:p>
      <text:p text:style-name="P5"><text:span text:style-name="T1">FUCKING </text:span><text:span text:style-name="T2">TH8RE!!!!!!!!</text:span></text:p>
      <text:p text:style-name="P2">TAAAAAAAA DAAAAAAAA!</text:p>
      <text:p text:style-name="P2">W8W WILL YOU LOOK AT TH8T!</text:p>
      <text:p text:style-name="P5"><text:span text:style-name="T1">IT'S THE </text:span><text:span text:style-name="T2">FUCK8NG TREASURE!</text:span></text:p>
      <text:p text:style-name="P2">LOOKS LIKE SOME K8ND OF HUMAN HOUSE SHAPED THING! H8LY SHIT, DIDN'T SEE THAT C8MING!!!!!!!!</text:p>
      <text:p text:style-name="P2">NOW EVERYONE HOLD YOUR FUCKING H8RSES WHILE I ARTLESSLY EXPLAIN SOME MORE SHIT A8OUT IT!</text:p>
      <text:p text:style-name="P2">WOOOOOOOO! HERE FUCKING G8ES!</text:p>
      <text:p text:style-name="P2">_</text:p>
      <text:p text:style-name="P2">80. AH5: =007984</text:p>
      <text:p text:style-name="P2">AFTER THE GUY USED IT THAT ONE TIME, IT 8ECAME TOTALLY INTANGI8LE! SO WE CAN'T TOUCH IT OR PICK IT UP!</text:p>
      <text:p text:style-name="P2">THAT'S WHY WE 8ROUGHT ARADIA ALONG! SO SHE CAN MAKE IT LEVIT8 OR WHATEVER!</text:p>
      <text:p text:style-name="P2">IF WE 8RING IT NEAR HIM IT'S SUPPOSED TO ACTIV8 AGAIN OR SOMETHING! THAT'S HOW YOU USE IT AS A WEAPON I GUESS!</text:p>
      <text:p text:style-name="P2">8UT THAT'S ALL I KNOW!!!!!!!!</text:p>
      <text:p text:style-name="P2">THERE! YOU LIKE TH8T YOU FUCK?</text:p>
      <text:p text:style-name="P2">DO YOU LIKE HOW I JUST TOOK THE FUCKING PISS OUT OF TH8T COOL MYSTERIOUS TREASURE! HAHAHAHAHAHAHAHA!</text:p>
      <text:p text:style-name="P5"><text:span text:style-name="T1">DO YOU LIKE GETTING </text:span><text:span text:style-name="T2">OWNED????????</text:span></text:p>
      <text:p text:style-name="P5"><text:span text:style-name="T1">8ECAUSE THAT'S WHAT YOU JUST GOT! </text:span><text:span text:style-name="T3">OWNED!!!!!!!!</text:span></text:p>
      <text:p text:style-name="P2">SO WHY DON'T YOU SUCK IT!</text:p>
      <text:p text:style-name="P2">_</text:p>
      <text:p text:style-name="P2"><text:soft-page-break/>81. AH6: =007985</text:p>
      <text:p text:style-name="P3">SUUUUUUUUCK........</text:p>
      <text:p text:style-name="P2">_</text:p>
      <text:p text:style-name="P2">82. AH7: =007986</text:p>
      <text:p text:style-name="P4">IIIIIIIIT!!!!!!!!</text:p>
      <text:p text:style-name="P2">_</text:p>
      <text:p text:style-name="P2">83. =007987</text:p>
      <text:p text:style-name="P2">*Huff puff.*</text:p>
      <text:p text:style-name="P2">_</text:p>
      <text:p text:style-name="P2">84. JE54: =007992</text:p>
      <text:p text:style-name="P2">Yes.</text:p>
      <text:p text:style-name="P2">Yeah, I'm pretty sure that's what intangi8le means!</text:p>
      <text:p text:style-name="P2">I dunno if I would do that if I were you.</text:p>
      <text:p text:style-name="P2">_</text:p>
      <text:p text:style-name="P2">85. JE55; AM5: =007993</text:p>
      <text:p text:style-name="P2">It's not just a8out you, John.</text:p>
      <text:p text:style-name="P2">This is a very powerful juju. You'd 8e messing with some forces we don't fully understand.</text:p>
      <text:p text:style-name="P2">Oh my god.</text:p>
      <text:p text:style-name="P2">Alright, whatever. I'll 8e fucked if suddenly I'm gonna 8e the lone voice of prudence and sound judgment in our 8adass pir8 clu8.</text:p>
      <text:p text:style-name="P2">If you really wanna plunge your fist through some sort of hole in reality, then 8e my guest!</text:p>
      <text:p text:style-name="P2">_</text:p>
      <text:p text:style-name="P2">86. JE56: =008008</text:p>
      <text:p text:style-name="P2">John, will you get your hand out of there?</text:p>
      <text:p text:style-name="P2">You're vaguely fucking shit up in some totally am8iguous way.</text:p>
      <text:p text:style-name="P2"><text:soft-page-break/>_</text:p>
      <text:p text:style-name="P2">87. JE57: =008009</text:p>
      <text:p text:style-name="P2">John!!!!!!!!</text:p>
      <text:p text:style-name="P2">_</text:p>
      <text:p text:style-name="P2">88. AH8: =008012</text:p>
      <text:p text:style-name="P5"><text:span text:style-name="T4"><draw:frame draw:style-name="fr1" text:anchor-type="as-char" svg:width="0.1563in" svg:height="0.1457in" draw:z-index="20"><draw:image xlink:href="Pictures/200000080000018D0000017229D2CC83.wmf" xlink:type="simple" xlink:show="embed" xlink:actuate="onLoad"/></draw:frame></text:span><text:span text:style-name="T1">LEAVE ME ALONE YOU FUCKING CREEP!!!!!!!!</text:span><text:span text:style-name="T4"><draw:frame draw:style-name="fr1" text:anchor-type="as-char" svg:width="0.1563in" svg:height="0.1457in" draw:z-index="21"><draw:image xlink:href="Pictures/200000080000018D0000017229D2CC83.wmf" xlink:type="simple" xlink:show="embed" xlink:actuate="onLoad"/></draw:frame></text:span></text:p>
      <text:p text:style-name="P2">_</text:p>
      <text:p text:style-name="P2">89. AH9: =008037</text:p>
      <text:p text:style-name="P5"><text:span text:style-name="T4"><draw:frame draw:style-name="fr1" text:anchor-type="as-char" svg:width="0.1563in" svg:height="0.1457in" draw:z-index="22"><draw:image xlink:href="Pictures/200000080000018D0000017229D2CC83.wmf" xlink:type="simple" xlink:show="embed" xlink:actuate="onLoad"/></draw:frame></text:span><text:span text:style-name="T1">sdkljfhkldhfsdkhfk</text:span><text:span text:style-name="T4"><draw:frame draw:style-name="fr1" text:anchor-type="as-char" svg:width="0.1563in" svg:height="0.1457in" draw:z-index="23"><draw:image xlink:href="Pictures/200000080000018D0000017229D2CC83.wmf" xlink:type="simple" xlink:show="embed" xlink:actuate="onLoad"/></draw:frame></text:span></text:p>
      <text:p text:style-name="P2">_</text:p>
      <text:p text:style-name="P1">Act 6 Act 6</text:p>
      <text:p text:style-name="P2">_</text:p>
      <text:p text:style-name="P1">Act 6 Act 6 Intermission 1</text:p>
      <text:p text:style-name="P2">_</text:p>
      <text:p text:style-name="P1">Act 6 Act 6 Act 2</text:p>
      <text:p text:style-name="P2">_</text:p>
      <text:p text:style-name="P1">Act 6 Act 6 Intermission 2</text:p>
      <text:p text:style-name="P2">_</text:p>
      <text:p text:style-name="P2">90. MP5: =008453</text:p>
      <text:p text:style-name="P2">Can I just talk to her already?</text:p>
      <text:p text:style-name="P2">I just want to say a couple things!!!!!!!!</text:p>
      <text:p text:style-name="P2">I don't have a phone!</text:p>
      <text:p text:style-name="P2">Here, let me talk to her.</text:p>
      <text:p text:style-name="P2">_</text:p>
      <text:p text:style-name="P2">91. MP6: =008647</text:p>
      <text:p text:style-name="P2"><text:soft-page-break/>To 8e honest, I don't even want to hear any more.</text:p>
      <text:p text:style-name="P2">Next time you have an upd8 on what my ancestor has 8een up to, please just keep it to yourself.</text:p>
      <text:p text:style-name="P2">_</text:p>
      <text:p text:style-name="P2">92. MP7: =008648</text:p>
      <text:p text:style-name="P2">It's em8arrassing!</text:p>
      <text:p text:style-name="P2">I cringe every time I think a8out her self-indulgent exploits.</text:p>
      <text:p text:style-name="P2">Doesn't she realize this sort of thing never works?</text:p>
      <text:p text:style-name="P2">You don't just go and insert yourself into the middle of all the action in the most hamfisted way possi8le just 8ecause you can't stand another second 8eing out of the spotlight.</text:p>
      <text:p text:style-name="P2">That always goes horri8ly for everyone.</text:p>
      <text:p text:style-name="P2">Even worse, it ends up making you look like an idiot.</text:p>
      <text:p text:style-name="P2">And even MORE worse, it's making ME look like an idiot 8y associ8tion!</text:p>
      <text:p text:style-name="P2">Why couldn't she have thought this through a little more?</text:p>
      <text:p text:style-name="P2">Why couldn't she have at least TOLD us first?</text:p>
      <text:p text:style-name="P2">How is it that I understand this and she doesn't?</text:p>
      <text:p text:style-name="P2">She's HOW much older than me?</text:p>
      <text:p text:style-name="P2">Like a 8ajillion dream 8u88le sweeps or something?</text:p>
      <text:p text:style-name="P2">All that experience and wisdom, and she's out there floundering around like fucking noo8.</text:p>
      <text:p text:style-name="P2">It's so disheartening. She wants to 8e like Marquise so much, just like I used to.</text:p>
      <text:p text:style-name="P2">8ut she is NOTHING like her!</text:p>
      <text:p text:style-name="P2">You kind of need to have a fuck ton of experience doing, you know... a lot of ruthless pir8tey shit 8efore you can pull that off?</text:p>
      <text:p text:style-name="P2">You can't just 8e a 8ookish dwee8 all your life, then suddenly decide to flip the 8adass switch and expect people to take you seriously.</text:p>
      <text:p text:style-name="P2"><text:soft-page-break/>Also, to truly pull that off, it MIGHT help to actually 8e a goddamned adult.</text:p>
      <text:p text:style-name="P2">I know, I must 8e totally off my swaychair for suggesting it. 8ut may8e, just MAY8E, there are certain roles and 8ehaviors which are 8est left to fully developed, grown ass people!</text:p>
      <text:p text:style-name="P2">Not to sound like a wet 8lanket, 8ut my ancestor's journal contained some EXTREMELY mature content!</text:p>
      <text:p text:style-name="P2">So now we have yet another stupid kid trying to fill the 8oots of a legendary pir8 queen, and it's amateur hour all over again.</text:p>
      <text:p text:style-name="P2">All I can see in her is me when I used to........</text:p>
      <text:p text:style-name="P2">And it makes me want to........</text:p>
      <text:p text:style-name="P2">UGHHHHHHHH!</text:p>
      <text:p text:style-name="P2">Sorry.</text:p>
      <text:p text:style-name="P2">I'm just dismayed 8y some of the implic8tions of her actions.</text:p>
      <text:p text:style-name="P2">Is this really how I came off when I used to pull this sort of shit?</text:p>
      <text:p text:style-name="P2">I have a sickening feeling it was just like this.</text:p>
      <text:p text:style-name="P2">No wonder no8ody could stand me.</text:p>
      <text:p text:style-name="P2">And here I am, 8itching at my ancestor like I know 8etter, like I've evolved 8eyond all that.</text:p>
      <text:p text:style-name="P2">8ut........</text:p>
      <text:p text:style-name="P2">Have I really?</text:p>
      <text:p text:style-name="P2">Do I go around thinking I'm smarter than I used to 8e, 8ut end up repeating all the same old patterns without even realizing it?</text:p>
      <text:p text:style-name="P2">Was the plan to find this treasure and 8uild an army just a rest8tement of my immature, egomaniacal 8ullshit disguised as a more "strategically sensi8le" plan?</text:p>
      <text:p text:style-name="P2">If I can apparently keep kidding myself a8out this crap forever, then how would I know the difference?</text:p>
      <text:p text:style-name="P2">I guess the thing I h8 most a8out her stunt isn't that it's a dum8 plan, or that we weren't included.</text:p>
      <text:p text:style-name="P2">It's that it's making me wonder if I can trust any of my own <text:soft-page-break/>judgments, even after all this time.</text:p>
      <text:p text:style-name="P2">I don't know a8out that.</text:p>
      <text:p text:style-name="P2">If it's so 8aller, why is it making me feel like shit?</text:p>
      <text:p text:style-name="P2">I guess.</text:p>
      <text:p text:style-name="P2">What a8out you?</text:p>
      <text:p text:style-name="P2">Does any of this reson8 at all?</text:p>
      <text:p text:style-name="P2">I know you used to stir up shit with your friends.</text:p>
      <text:p text:style-name="P2">You must have done some outrageous things which you thought were necessary for the good of the team. When you look 8ack, do you ever wonder what you were thinking? Or if you ever truly evolved?</text:p>
      <text:p text:style-name="P2">Oh, come on.</text:p>
      <text:p text:style-name="P2">Don't leave me hanging in self dou8t lim8o here.</text:p>
      <text:p text:style-name="P2">Gimme SOMETHING, Peixes.</text:p>
      <text:p text:style-name="P2">You don't care if you make mistakes?</text:p>
      <text:p text:style-name="P2">YES.</text:p>
      <text:p text:style-name="P2">That is so right on.</text:p>
      <text:p text:style-name="P2">If you asked me a long time ago, I'm sure I would have insisted that's exactly how I felt a8out everything I did too.</text:p>
      <text:p text:style-name="P2">8ut I don't know if that's true anymore.</text:p>
      <text:p text:style-name="P2">In fact, I'm sure that WASN'T true.</text:p>
      <text:p text:style-name="P2">I was always invested as hell in the consequences of everything I did, and how it made me look.</text:p>
      <text:p text:style-name="P2">And how it made me feel a8out myself especially.</text:p>
      <text:p text:style-name="P2">Well of course.</text:p>
      <text:p text:style-name="P2">Who the fuck wants to 8e poor?</text:p>
      <text:p text:style-name="P2">That's for losers.</text:p>
      <text:p text:style-name="P2">_</text:p>
      <text:p text:style-name="P2">93. MP8: =008649</text:p>
      <text:p text:style-name="P2"><text:soft-page-break/>Anyway, I have no idea what to do now.</text:p>
      <text:p text:style-name="P2">Her ill-advised power play has ruined everything.</text:p>
      <text:p text:style-name="P2">I don't think so.</text:p>
      <text:p text:style-name="P2">If you want to know the truth........</text:p>
      <text:p text:style-name="P2">When we were manipul8ting all those ghosts, Aranea was doing most of the work.</text:p>
      <text:p text:style-name="P2">Her a8ilities are a lot more advanced than mine. I guess 8ecause she's 8een around for so long?</text:p>
      <text:p text:style-name="P2">I was kind of riding her coattails, making it seem like it was a true colla8oration 8etween us.</text:p>
      <text:p text:style-name="P2">It was actually very nice of her to allow people to get that impression. She didn't have to.</text:p>
      <text:p text:style-name="P2">I should have just told every8ody that. I guess I wanted to 8elieve it too. Like we were equal partners in crime. Ancestor and descendant united at last, and working gr8 together.</text:p>
      <text:p text:style-name="P2">I hope you don't think that makes me a huge phony.</text:p>
      <text:p text:style-name="P2">Yeah.</text:p>
      <text:p text:style-name="P2">You're right, you wouldn't.</text:p>
      <text:p text:style-name="P2">I shouldn't 8e saying needy shit like that.</text:p>
      <text:p text:style-name="P2">I'm just a 8it depressed, 8ecause it feels like I'm running out of friends all over again.</text:p>
      <text:p text:style-name="P2">Same.</text:p>
      <text:p text:style-name="P2">I don't know.</text:p>
      <text:p text:style-name="P2">Possi8ly?</text:p>
      <text:p text:style-name="P2">The way I was picturing it, a major feature of the original three pronged approach was to use the army to lead a first wave assault against him.</text:p>
      <text:p text:style-name="P2">Then while he was preoccupied 8y all those ghosts swamping him, I would go in for the kill with the secret weapon.</text:p>
      <text:p text:style-name="P2">So without an army, I guess we'd need to get close enough to him to use it 8efore he killed us.</text:p>
      <text:p text:style-name="P2"><text:soft-page-break/>I guess.</text:p>
      <text:p text:style-name="P2">8ut I get the feeling Lord English is not the kind of guy you can just sneak up on.</text:p>
      <text:p text:style-name="P2">Hahahaha.</text:p>
      <text:p text:style-name="P2">That would 8e awesome, if somewhat implausi8le.</text:p>
      <text:p text:style-name="P2">I guess we can think it over.</text:p>
      <text:p text:style-name="P2">8ut if we're getting real here, this has all made me feel pretty lukewarm on the plan.</text:p>
      <text:p text:style-name="P2">Aranea checking the fuck out. And me recoiling at her hu8ris, which is o8viously just........</text:p>
      <text:p text:style-name="P2">My OWN 8ullshit, getting thrown 8ack in my face?</text:p>
      <text:p text:style-name="P2">It's a 8it much.</text:p>
      <text:p text:style-name="P2">You have to 8e a8le to trust your own judgment to make good plans, right?</text:p>
      <text:p text:style-name="P2">I don't know if I do anymore.</text:p>
      <text:p text:style-name="P2">I certainly don't right now.</text:p>
      <text:p text:style-name="P2">Remem8er when our crew started re8elling against me in that cave, and I was kind of lashing out?</text:p>
      <text:p text:style-name="P2">I think I might have 8een forcing it a little?</text:p>
      <text:p text:style-name="P2">Like that whole dramatic speech I gave when I jumped into the flaming pit.</text:p>
      <text:p text:style-name="P2">Was that really a genuine thing, or like, a desper8te last attempt to 8e who I think I should 8e?</text:p>
      <text:p text:style-name="P2">It wasn't supposed to 8e funny though!!!!!!!!</text:p>
      <text:p text:style-name="P2">Ah man.</text:p>
      <text:p text:style-name="P2">I really don't know what to do.</text:p>
      <text:p text:style-name="P2">I'm too depressed to think proactively a8out any of this.</text:p>
      <text:p text:style-name="P2">May8e the truth is I don't even care all that much if anyone stops Lord English.</text:p>
      <text:p text:style-name="P2">I think all I really cared a8out was getting to do it myself.</text:p>
      <text:p text:style-name="P2"><text:soft-page-break/>What if we just........</text:p>
      <text:p text:style-name="P2">Gave up on the mission?</text:p>
      <text:p text:style-name="P2">Yeah.</text:p>
      <text:p text:style-name="P2">What do you think.</text:p>
      <text:p text:style-name="P2">Sure?</text:p>
      <text:p text:style-name="P2">You don't think that would 8e a wussy move?</text:p>
      <text:p text:style-name="P2">That's a very good point.</text:p>
      <text:p text:style-name="P2">::::)</text:p>
      <text:p text:style-name="P2">_</text:p>
      <text:p text:style-name="P1">Act 6 Act 6 Act 3</text:p>
      <text:p text:style-name="P2">_</text:p>
      <text:p text:style-name="P1">Act 6 Act 6 Intermission 3</text:p>
      <text:p text:style-name="P2">_</text:p>
      <text:p text:style-name="P1">Act 6 Act 6 Act 4</text:p>
      <text:p text:style-name="P2">_</text:p>
      <text:p text:style-name="P1">Act 6 Act 6 Intermission 4</text:p>
      <text:p text:style-name="P2">_</text:p>
      <text:p text:style-name="P2">94. MP9: =009064</text:p>
      <text:p text:style-name="P2">Hey Meenah.</text:p>
      <text:p text:style-name="P2">Any idea where we are now?</text:p>
      <text:p text:style-name="P2">Do you think...</text:p>
      <text:p text:style-name="P2">This could 8e the "Dark Carnival"??</text:p>
      <text:p text:style-name="P2">Are you sure?</text:p>
      <text:p text:style-name="P2">_</text:p>
      <text:p text:style-name="P2">95. MP10: =009065</text:p>
      <text:p text:style-name="P2">Ok, I can 8uy that there's no such place as the Dark Carnival, <text:soft-page-break/>and TOTALLY get 8ehind slamming the 8eliefs of people I dislike.</text:p>
      <text:p text:style-name="P2">8ut really...</text:p>
      <text:p text:style-name="P2">Whose memory do you think this place is from?</text:p>
      <text:p text:style-name="P2">Uh.</text:p>
      <text:p text:style-name="P2">I don't remem8er, to 8e honest.</text:p>
      <text:p text:style-name="P2">I'm just curious!</text:p>
      <text:p text:style-name="P2">This is such an odd thing to encounter.</text:p>
      <text:p text:style-name="P2">Who experienced this? Some alt-alt-alt version of Karkat's lame ancestor?</text:p>
      <text:p text:style-name="P2">A chess creature from a distant unrel8ted session, after its post-reckoning getaway, who then repopul8ted a dead planet, and started 8uilding amusement parks??</text:p>
      <text:p text:style-name="P2">I just tend to wonder things. It's in my n8ture.</text:p>
      <text:p text:style-name="P2">I guess now that you mention it, I don't actually.</text:p>
      <text:p text:style-name="P2">At all.</text:p>
      <text:p text:style-name="P2">May8e I was just making convers8tion????????</text:p>
      <text:p text:style-name="P2">Sometimes I just want to shoot the 8reeze with you!</text:p>
      <text:p text:style-name="P2">Yeah, yeah.</text:p>
      <text:p text:style-name="P2">So I've heard. ::::P</text:p>
      <text:p text:style-name="P2">_</text:p>
      <text:p text:style-name="P2">96. MP11: =009066</text:p>
      <text:p text:style-name="P2">Take it in stroke?</text:p>
      <text:p text:style-name="P2">I knew what you meant. I was just teasing.</text:p>
      <text:p text:style-name="P2">_</text:p>
      <text:p text:style-name="P2">97. MP12: =009067</text:p>
      <text:p text:style-name="P2">So do you want to hang out here a while?</text:p>
      <text:p text:style-name="P2">Or fuck off to some other less ostent8tious hodgepodge of memories.</text:p>
      <text:p text:style-name="P2"><text:soft-page-break/>Hmm.</text:p>
      <text:p text:style-name="P2">I don't know. Does it look fun to you?</text:p>
      <text:p text:style-name="P2">Yeah.</text:p>
      <text:p text:style-name="P2">YEAH!!!!!!!!</text:p>
      <text:p text:style-name="P2">_</text:p>
      <text:p text:style-name="P2">98. MP13: =009068</text:p>
      <text:p text:style-name="P2">So what do you want to do first?</text:p>
      <text:p text:style-name="P2">Go on this, um...</text:p>
      <text:p text:style-name="P2">Slowly rot8ting horse cylinder?</text:p>
      <text:p text:style-name="P2">Agreed.</text:p>
      <text:p text:style-name="P2">I think I h8 horses, actually.</text:p>
      <text:p text:style-name="P2">They sort of creep me out?</text:p>
      <text:p text:style-name="P2">I had a weird experience one time where I was surrounded 8y a 8unch of horses for no reason, and it was the most ominous fucking thing.</text:p>
      <text:p text:style-name="P2">I think I've just decided that 8eing surrounded 8y horses might 8e the ultim8 8ad omen. Nothing good can ever follow or precede those circumstances. </text:p>
      <text:p text:style-name="P2">Sounds like a nightmare.</text:p>
      <text:p text:style-name="P2">Yeah.</text:p>
      <text:p text:style-name="P2">So, scratch the Horse-A-Whirl. That's out.</text:p>
      <text:p text:style-name="P2">Do any other rides sound fun to you?</text:p>
      <text:p text:style-name="P2">No?!</text:p>
      <text:p text:style-name="P2">Oh, sorry, Your Royal Highness. I forgot a8out the standards I was dealing with here.</text:p>
      <text:p text:style-name="P2">Then what do you do?</text:p>
      <text:p text:style-name="P2">What people??</text:p>
      <text:p text:style-name="P2">That's fair.</text:p>
      <text:p text:style-name="P2">You know, it's 8een nice having you around to remind me that <text:soft-page-break/>nothing's actually worth worrying a8out anymore.</text:p>
      <text:p text:style-name="P2">It's still easy to forget sometimes!</text:p>
      <text:p text:style-name="P2">8ut seriously, we should do something fun here!</text:p>
      <text:p text:style-name="P2">Come on, let's keep looking around.</text:p>
      <text:p text:style-name="P2">_</text:p>
      <text:p text:style-name="P2">99. MP14 =009069</text:p>
      <text:p text:style-name="P2">What a8out that?</text:p>
      <text:p text:style-name="P2">The tatto place.</text:p>
      <text:p text:style-name="P2">Do you want to do that?</text:p>
      <text:p text:style-name="P2">You could get a tattoo!</text:p>
      <text:p text:style-name="P2">No, this sounds gr8.</text:p>
      <text:p text:style-name="P2">You should totally get one! It would suit your look, and like, your whole "punk 8rand" so perfectly!</text:p>
      <text:p text:style-name="P2">Actually I'm surprised you don't have one already.</text:p>
      <text:p text:style-name="P2">W8.</text:p>
      <text:p text:style-name="P2">DO you?! </text:p>
      <text:p text:style-name="P2">Where??</text:p>
      <text:p text:style-name="P2">Can I see????????</text:p>
      <text:p text:style-name="P2">Um, didn't anyone ever tell you?</text:p>
      <text:p text:style-name="P2">Luck is kind of my specialty.</text:p>
      <text:p text:style-name="P2">:::;)</text:p>
      <text:p text:style-name="P2">_</text:p>
      <text:p text:style-name="P2">100. MP15: =009070</text:p>
      <text:p text:style-name="P2">ME?!</text:p>
      <text:p text:style-name="P2">8ut........</text:p>
      <text:p text:style-name="P2">I don't like tattoos!</text:p>
      <text:p text:style-name="P2">8ecause........</text:p>
      <text:p text:style-name="P2"><text:soft-page-break/>Hmm.</text:p>
      <text:p text:style-name="P2">I don't know actually.</text:p>
      <text:p text:style-name="P2">It's just an opinion I remem8er feeling strongly a8out at one point.</text:p>
      <text:p text:style-name="P2">I guess?</text:p>
      <text:p text:style-name="P2">I just remem8er having some trumped up opinion a8out like, how they looked 8ad, or were a8out "trying too hard", or...</text:p>
      <text:p text:style-name="P2">I don't even know really.</text:p>
      <text:p text:style-name="P2">Like ruining your 8ody with some lame thing you'll regret some day.</text:p>
      <text:p text:style-name="P2">I know!</text:p>
      <text:p text:style-name="P2">Well, I do. I mean, WE do, just not...</text:p>
      <text:p text:style-name="P2">Not in the same way that felt so direly important, during our 8rief and em8arrassing stints with mortality.</text:p>
      <text:p text:style-name="P2">I guess now that I think a8out it, it doesn't feel like as 8ig a deal anymore, and may8e it was just a totally stupid opinion to 8egin with?</text:p>
      <text:p text:style-name="P2">You mean, whether I should get one?</text:p>
      <text:p text:style-name="P2">I don't know!</text:p>
      <text:p text:style-name="P2">What would I even get!</text:p>
      <text:p text:style-name="P2">Nautical, eh?</text:p>
      <text:p text:style-name="P2">Well there's a shocking suggestion, if I ever heard one.</text:p>
      <text:p text:style-name="P2">It's not a 8ad suggestion, actually, even if it quite literally is the only one you're capa8le of at any given moment.</text:p>
      <text:p text:style-name="P2">I do genuinely love pir8te stuff.</text:p>
      <text:p text:style-name="P2">Ok! You talked me into it!</text:p>
      <text:p text:style-name="P2">I'm going to do it. I'm excited.</text:p>
      <text:p text:style-name="P2">_</text:p>
      <text:p text:style-name="P2">101. MP16: =009126</text:p>
      <text:p text:style-name="P2">Wow, yeah.</text:p>
      <text:p text:style-name="P2"><text:soft-page-break/>I've got to hand it to him.</text:p>
      <text:p text:style-name="P2">As far as indestructi8le, reality-destroying monsters go, he really is tireless.</text:p>
      <text:p text:style-name="P2">Even though on some level I can tell he's pro8a8ly a complete moron, his dedic8tion and persistence is actually pretty admira8le.</text:p>
      <text:p text:style-name="P2">How many ghosts do you think were in that 8u88le he just wrecked?</text:p>
      <text:p text:style-name="P2">What do you mean?</text:p>
      <text:p text:style-name="P2">_</text:p>
      <text:p text:style-name="P2">102. MP17: =008127</text:p>
      <text:p text:style-name="P2">...</text:p>
      <text:p text:style-name="P2">Peixes, have I ever told you, for a no-8ullshit fish princess, you sure have a way with words?</text:p>
      <text:p text:style-name="P2">_</text:p>
      <text:p text:style-name="P2">103. MP18: =009128</text:p>
      <text:p text:style-name="P2">Ooh, look!</text:p>
      <text:p text:style-name="P2">Another space tragedy.</text:p>
      <text:p text:style-name="P2">I will say this much. All the cosmic mayhem is really quite pretty.</text:p>
      <text:p text:style-name="P2">Almost like the 8ig man out there is putting on a fireworks display, just for us.</text:p>
      <text:p text:style-name="P2">How far do you think he'll go?</text:p>
      <text:p text:style-name="P2">To find... who was it? His "kid sister"?</text:p>
      <text:p text:style-name="P2">Is he really going to keep smashing the 8lack space forever until he finds her, til it's all gone?</text:p>
      <text:p text:style-name="P2">Is it actually POSSI8LE to shatter a continuum that's theoretically infin8te? </text:p>
      <text:p text:style-name="P2">Like I said. Got to admire the guy's determin8tion.</text:p>
      <text:p text:style-name="P2">Still, I can't imagine he's led a very enjoya8le existence.</text:p>
      <text:p text:style-name="P2">I mean, sure. May8e he THINKS he has. In the way that totally <text:soft-page-break/>delusional, egomaniacal people tend to do.</text:p>
      <text:p text:style-name="P2">I 8et he never had anyone in his life who was actually important to him.</text:p>
      <text:p text:style-name="P2">Someone who could have helped him see that nothing is worth that kind of o8session.</text:p>
      <text:p text:style-name="P2">That it's 8etter to just try and 8e happy.</text:p>
      <text:p text:style-name="P2">_</text:p>
      <text:p text:style-name="P2">104. MP19: =009238</text:p>
      <text:p text:style-name="P2">Haha!</text:p>
      <text:p text:style-name="P2">_</text:p>
      <text:p text:style-name="P2">105. MP20: =009239</text:p>
      <text:p text:style-name="P2">Hahahaha!</text:p>
      <text:p text:style-name="P2">_</text:p>
      <text:p text:style-name="P2">106. MP21: =009240</text:p>
      <text:p text:style-name="P2">Hahahaha!</text:p>
      <text:p text:style-name="P2">_</text:p>
      <text:p text:style-name="P2">107. MP22: =009241</text:p>
      <text:p text:style-name="P2">OOF!!!!!!!!</text:p>
      <text:p text:style-name="P2">_</text:p>
      <text:p text:style-name="P2">108. MP23: =009242</text:p>
      <text:p text:style-name="P2">Hahahahahahahaha!</text:p>
      <text:p text:style-name="P2">_</text:p>
      <text:p text:style-name="P2">109. MP24: =009243</text:p>
      <text:p text:style-name="P2">Haha! Hahahaha!</text:p>
      <text:p text:style-name="P2">_</text:p>
      <text:p text:style-name="P2">110. MP25: =009244</text:p>
      <text:p text:style-name="P2">Hahahaha!!!!!!!!</text:p>
      <text:p text:style-name="P2"><text:soft-page-break/>_</text:p>
      <text:p text:style-name="P2">111. MP26: =009245</text:p>
      <text:p text:style-name="P2">Hahahahahahahaha!</text:p>
      <text:p text:style-name="P2">Haha!</text:p>
      <text:p text:style-name="P2">_</text:p>
      <text:p text:style-name="P2">112. MP27: =009246</text:p>
      <text:p text:style-name="P2">Hahahaha!</text:p>
      <text:p text:style-name="P2">_</text:p>
      <text:p text:style-name="P2">113. MP28: =009247</text:p>
      <text:p text:style-name="P2">Hahahaha...</text:p>
      <text:p text:style-name="P2">_</text:p>
      <text:p text:style-name="P2">114. MP29: =009248</text:p>
      <text:p text:style-name="P2">Haha.</text:p>
      <text:p text:style-name="P2">_</text:p>
      <text:p text:style-name="P2">115. MP30: =009250</text:p>
      <text:p text:style-name="P2">Ha.</text:p>
      <text:p text:style-name="P2">_</text:p>
      <text:p text:style-name="P1">Act 6 Act 6 Act 5</text:p>
      <text:p text:style-name="P2">_</text:p>
      <text:p text:style-name="P1">Act 6 Act 6 Intermission 5</text:p>
      <text:p text:style-name="P2">_</text:p>
      <text:p text:style-name="P2">116. MP31: =009588</text:p>
      <text:p text:style-name="P2">You know, I've got to say.</text:p>
      <text:p text:style-name="P2">I've really turned around on horses.</text:p>
      <text:p text:style-name="P2">Horses.</text:p>
      <text:p text:style-name="P2">I used to h8 them.</text:p>
      <text:p text:style-name="P2"><text:soft-page-break/>Remem8er?</text:p>
      <text:p text:style-name="P2">I developed this weird superstition a8out them, a8out how they're cursed or something, and when they're around, they can only lead to 8ad things happening.</text:p>
      <text:p text:style-name="P2">Don't you remem8er how I was going on and on a8out that a while ago, at the amusement park?</text:p>
      <text:p text:style-name="P2">8ut we've 8een hanging around them a while now, and everything's 8een fine.</text:p>
      <text:p text:style-name="P2">More than fine, actually!</text:p>
      <text:p text:style-name="P2">_</text:p>
      <text:p text:style-name="P2">117. MP32: =009589</text:p>
      <text:p text:style-name="P2">So yeah, horses are ok in my 8ook.</text:p>
      <text:p text:style-name="P2">What do you think, Meenah?</text:p>
      <text:p text:style-name="P2">Horses!!!!!!!!</text:p>
      <text:p text:style-name="P2">Yeah.</text:p>
      <text:p text:style-name="P2">Reminds me of the weird sounds that used to come from my neigh8or's hive at weird hours of the night.</text:p>
      <text:p text:style-name="P2">Don't even ask, 8ecause I don't know.</text:p>
      <text:p text:style-name="P2">_</text:p>
      <text:p text:style-name="P2">118. MP33: =009590</text:p>
      <text:p text:style-name="P2">So enough a8out stupid animals, whose presence have no rational explan8tion anyway.</text:p>
      <text:p text:style-name="P2">What do you want to do today?</text:p>
      <text:p text:style-name="P2">Yeah!</text:p>
      <text:p text:style-name="P2">You know what I mean!</text:p>
      <text:p text:style-name="P2">Within the am8iguous timeframe that would loosely correl8 with a single rot8tion of a planet.</text:p>
      <text:p text:style-name="P2">Any ideas?</text:p>
      <text:p text:style-name="P2">Come on!</text:p>
      <text:p text:style-name="P2">We can't just spend all our "days" hanging out in this idyllic, <text:soft-page-break/>8izarrely paletted cliffscape with all these stinking idiot quadrupeds.</text:p>
      <text:p text:style-name="P2">We should go exploring some more 8u88les!</text:p>
      <text:p text:style-name="P2">I mean, roughly speaking, yeah. They're all ar8itrary memory collages I guess.</text:p>
      <text:p text:style-name="P2">8ut there's always something new to see every time.</text:p>
      <text:p text:style-name="P2">Whose ridiculous memory will we visit next????????</text:p>
      <text:p text:style-name="P2">Like, some nutty version of Kanaya who 8ecame a god tier in some totally ludicrous version of our session?</text:p>
      <text:p text:style-name="P2">Or may8e a version of John who never even played the game at all? May8e he went outside to look for the game, and his fatherly lusus 8acked over him with his car?</text:p>
      <text:p text:style-name="P2">Or what a8out your friends? They're always fun!</text:p>
      <text:p text:style-name="P2">Like Nepeta's ancestor... the deaf one? She's a riot! Plus she has a fascin8tingly dark history which her memories always seem to hint at.</text:p>
      <text:p text:style-name="P2">Or Eridan's douchier clone. I KNOW you have a gr8 time whenever you get the chance to own him.</text:p>
      <text:p text:style-name="P2">So what do you say?</text:p>
      <text:p text:style-name="P2">8ut you seem kinda 8ored! If you're 8ored, doesn't it make sense to get out and try to have fun?</text:p>
      <text:p text:style-name="P2">8ut...</text:p>
      <text:p text:style-name="P2">Why?</text:p>
      <text:p text:style-name="P2">Dreams?</text:p>
      <text:p text:style-name="P2">Yeah..</text:p>
      <text:p text:style-name="P2">8ut... I don't...</text:p>
      <text:p text:style-name="P2">Huh.</text:p>
      <text:p text:style-name="P2">I don't think I've had the same experience, honestly.</text:p>
      <text:p text:style-name="P2">Sounds like kind of a 8ummer, to look at dreaming that way.</text:p>
      <text:p text:style-name="P2">I always liked dreaming! I mean, unless they were awful dreams, which was... fairly often.</text:p>
      <text:p text:style-name="P2"><text:soft-page-break/>8ut I'd never say I really got 8ored of them.</text:p>
      <text:p text:style-name="P2">I am?</text:p>
      <text:p text:style-name="P2">Hm.</text:p>
      <text:p text:style-name="P2">Yeah, I guess so. I never thought a8out it!</text:p>
      <text:p text:style-name="P2">I guess you're right a8out that too.</text:p>
      <text:p text:style-name="P2">That's pretty fucked up to think a8out, actually. That if you were alive, you'd have to deal with existing nearly forever.</text:p>
      <text:p text:style-name="P2">Almost as fucked up as the fact that you have to exist nearly forever while dead, too!</text:p>
      <text:p text:style-name="P2">Hey.</text:p>
      <text:p text:style-name="P2">Are you ok?</text:p>
      <text:p text:style-name="P2">You seem really down.</text:p>
      <text:p text:style-name="P2">Are you sure?</text:p>
      <text:p text:style-name="P2">What's wrong?</text:p>
      <text:p text:style-name="P2">Argh!</text:p>
      <text:p text:style-name="P2">You know you can talk to me, right?</text:p>
      <text:p text:style-name="P2">So tell me!</text:p>
      <text:p text:style-name="P2">Are you depressed?</text:p>
      <text:p text:style-name="P2">It sounds to me like you may 8e depressed a8out something.</text:p>
      <text:p text:style-name="P2">Or just... in general?</text:p>
      <text:p text:style-name="P2">Hey, it's ok to 8e depressed.</text:p>
      <text:p text:style-name="P2">I think just 8ecause you're dead, that doesn't necessarily let you off the hook from having psychological pro8lems.</text:p>
      <text:p text:style-name="P2">I'm pretty sure I proved that to myself on more than one occasion already. :::;)</text:p>
      <text:p text:style-name="P2">So talk to me! May8e I can help!</text:p>
      <text:p text:style-name="P2">What's the 8ig deal?</text:p>
      <text:p text:style-name="P2">Sigh. Meenah...</text:p>
      <text:p text:style-name="P2"><text:soft-page-break/>That's all you ever talk a8out!</text:p>
      <text:p text:style-name="P2">Oh.</text:p>
      <text:p text:style-name="P2">_</text:p>
      <text:p text:style-name="P2">119. VS1: =009685</text:p>
      <text:p text:style-name="P2">W8........</text:p>
      <text:p text:style-name="P2">Which version of me are you?</text:p>
      <text:p text:style-name="P2">Are you alive?!</text:p>
      <text:p text:style-name="P2">What?</text:p>
      <text:p text:style-name="P2">What's your pro8lem?!</text:p>
      <text:p text:style-name="P2">What are you talking a8out?</text:p>
      <text:p text:style-name="P2">Is it my new clothes and tattoo and stuff?</text:p>
      <text:p text:style-name="P2">Look, I mem8er feeling that way too, all stuck up a8out certain-</text:p>
      <text:p text:style-name="P2">Loser??</text:p>
      <text:p text:style-name="P2">Hey, come on now, I...</text:p>
      <text:p text:style-name="P2">_</text:p>
      <text:p text:style-name="P2">120. VS2: =009686</text:p>
      <text:p text:style-name="P2">I'm not a loser though!</text:p>
      <text:p text:style-name="P2">I LIKE who I've 8ecome.</text:p>
      <text:p text:style-name="P2">I actually feel happy and good a8out my life for the first time in... may8e forever??</text:p>
      <text:p text:style-name="P2">Like, ACTUALLY good a8out my life in a way that feels real, instead of forced. Don't you realize that's what it was like for us?</text:p>
      <text:p text:style-name="P2">No, that's not what it's like!</text:p>
      <text:p text:style-name="P2">You don't understand. You haven't...</text:p>
      <text:p text:style-name="P2">Like, 8een through...</text:p>
      <text:p text:style-name="P2">W8... are you saying you didn't try to go fight Jack?</text:p>
      <text:p text:style-name="P2">What happened? How... how are you the version that's still alive? <text:soft-page-break/>I don't...</text:p>
      <text:p text:style-name="P2">!!!!!!!!</text:p>
      <text:p text:style-name="P2">_</text:p>
      <text:p text:style-name="P2">121. VS3: =009687</text:p>
      <text:p text:style-name="P2">Why are you 8eing so mean to me??</text:p>
      <text:p text:style-name="P2">What?!</text:p>
      <text:p text:style-name="P2">No!</text:p>
      <text:p text:style-name="P2">I didn't... I'm not...</text:p>
      <text:p text:style-name="P2">I'm not fat!!!!!!!!</text:p>
      <text:p text:style-name="P2">Why are you saying all this stuff to me?</text:p>
      <text:p text:style-name="P2">What did I ever DO to you????????</text:p>
      <text:p text:style-name="P2">I don't under-</text:p>
      <text:p text:style-name="P2">*Sniff.*</text:p>
      <text:p text:style-name="P2">STOP IT!!!!!!!!</text:p>
      <text:p text:style-name="P2">_</text:p>
      <text:p text:style-name="P2">122. VS4; MP34: =009688</text:p>
      <text:p text:style-name="P2">ARGH, JUST LEAVE ME ALONE!!!!</text:p>
      <text:p text:style-name="P2">HOW COULD I... *Choke*...</text:p>
      <text:p text:style-name="P2">How could I have ever 8een so AWFUL?!</text:p>
      <text:p text:style-name="P2">JUST GO AW8Y!</text:p>
      <text:p text:style-name="P2">*So8* ...</text:p>
      <text:p text:style-name="P2">I H8 Y8U!!!!!!!!</text:p>
      <text:p text:style-name="P2">DON'T T8LK TO HER!!!!!!!!</text:p>
      <text:p text:style-name="P2">SHE DOESN'T WANT ANYTH8NG TO DO WITH A PI8CE OF SHIT LIKE YOU, 8ND NEITHER D8 I!</text:p>
      <text:p text:style-name="P2">TAKE YOUR STUP8D TREASURE, AND Y8UR SMUG GAR8AGE A8OUT "R8LEVANCE", AND GET TH8 FUCK OUT 8F HERE!</text:p>
      <text:p text:style-name="P2"><text:soft-page-break/>COME ON, M8ENAH! LET'S DITCH TH8S EVIL HAG AND GO FIND SOM8THING ELS8 TO DO.</text:p>
      <text:p text:style-name="P2">_</text:p>
      <text:p text:style-name="P2">123. MP35: =009690</text:p>
      <text:p text:style-name="P2">Meenah........?</text:p>
      <text:p text:style-name="P2">What's wrong?</text:p>
      <text:p text:style-name="P2">Come on!</text:p>
      <text:p text:style-name="P2">...</text:p>
      <text:p text:style-name="P2">What?</text:p>
      <text:p text:style-name="P2">_</text:p>
      <text:p text:style-name="P2">124. MP36: =009691</text:p>
      <text:p text:style-name="P2">What is it??</text:p>
      <text:p text:style-name="P2">?!?!?!?!</text:p>
      <text:p text:style-name="P2">_</text:p>
      <text:p text:style-name="P2">125. MP37: =009692</text:p>
      <text:p text:style-name="P2">No!</text:p>
      <text:p text:style-name="P2">No, please, Meenah...</text:p>
      <text:p text:style-name="P2">You can't!</text:p>
      <text:p text:style-name="P2">Meenah, no...</text:p>
      <text:p text:style-name="P2">8ut...</text:p>
      <text:p text:style-name="P2">I thought...</text:p>
      <text:p text:style-name="P2">You liked...?</text:p>
      <text:p text:style-name="P2">Ok! Yeah! I get that!</text:p>
      <text:p text:style-name="P2">Hey, me too! Look, see?</text:p>
      <text:p text:style-name="P2">I do too! Forget what I said, we can go fight him together!</text:p>
      <text:p text:style-name="P2">Just, not with her, ok? I couldn't handle that. It can just 8e you and me!</text:p>
      <text:p text:style-name="P2"><text:soft-page-break/>It??</text:p>
      <text:p text:style-name="P2">_</text:p>
      <text:p text:style-name="P2">126. MP38; VS5: =009693</text:p>
      <text:p text:style-name="P2">No...</text:p>
      <text:p text:style-name="P2">No, no, no, no, no, no, no, no...</text:p>
      <text:p text:style-name="P2">Why?!</text:p>
      <text:p text:style-name="P2">Meenah, please! Don't do this!</text:p>
      <text:p text:style-name="P2">STAY OUT OF THIS!!!!!!!!</text:p>
      <text:p text:style-name="P2">_</text:p>
      <text:p text:style-name="P2">127. MP39: =009694</text:p>
      <text:p text:style-name="P2">*Sniff...*</text:p>
      <text:p text:style-name="P2">Meenah, you have to stay!</text:p>
      <text:p text:style-name="P2">I don't know what I'll do if you're gone!</text:p>
      <text:p text:style-name="P2">I...</text:p>
      <text:p text:style-name="P2">I don't have anyone else out here.</text:p>
      <text:p text:style-name="P2">I'll 8e all alone in this fucked up place.</text:p>
      <text:p text:style-name="P2">I never told you this, 8ut... it's terrifying here.</text:p>
      <text:p text:style-name="P2">It's terrifying 8eing dead, and having to live through memories forever, and dealing with the fact that nothing really means anything.</text:p>
      <text:p text:style-name="P2">It's infinite, and dark, and it's all 8eing ripped apart...</text:p>
      <text:p text:style-name="P2">And you're the only one who ever made me feel good a8out 8eing here.</text:p>
      <text:p text:style-name="P2">You're the only one who made me feel good a8out 8eing ANYWHERE.</text:p>
      <text:p text:style-name="P2">Please, don't...</text:p>
      <text:p text:style-name="P2">Meenah.</text:p>
      <text:p text:style-name="P2">*So8!*</text:p>
      <text:p text:style-name="P2">8ut it doesn't!</text:p>
      <text:p text:style-name="P2"><text:soft-page-break/>You don't have to do this!</text:p>
      <text:p text:style-name="P2">...</text:p>
      <text:p text:style-name="P2">I cannot...</text:p>
      <text:p text:style-name="P2">8ELIEVE</text:p>
      <text:p text:style-name="P2">You are doing the fish pun thing while you're 8r8king up with me.</text:p>
      <text:p text:style-name="P2">_</text:p>
      <text:p text:style-name="P2">128. MP40: =009699</text:p>
      <text:p text:style-name="P2">No, Meenah! W8!</text:p>
      <text:p text:style-name="P2">I don't care if you're 8ad!</text:p>
      <text:p text:style-name="P2">I mean, I don't even think that's true!</text:p>
      <text:p text:style-name="P2">8ut I don't care if it is!</text:p>
      <text:p text:style-name="P2">Please, don't do this!</text:p>
      <text:p text:style-name="P2">Don't go! At least not right away!</text:p>
      <text:p text:style-name="P2">Can you just stay a little longer so we can talk a8out this?</text:p>
      <text:p text:style-name="P2">_</text:p>
      <text:p text:style-name="P2">1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24" meta:object-count="0" meta:page-count="70" meta:paragraph-count="1507" meta:word-count="13546" meta:character-count="71650"/>
    <meta:generator>OpenOffice/4.1.2$Win32 OpenOffice.org_project/412m3$Build-9782</meta:generator>
  </office:meta>
</office:document-meta>
</file>